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iri" svg:font-family="Amiri"/>
    <style:font-face style:name="Lato" svg:font-family="Lato, sans-serif"/>
    <style:font-face style:name="monospace" svg:font-family="monospace, monospace"/>
    <style:font-face style:name="Times New Roman1" svg:font-family="'Times New Roman'" style:font-family-generic="roman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 Black" svg:font-family="'Lato Black'" style:font-adornments="Black" style:font-pitch="variable"/>
    <style:font-face style:name="Lato Heavy" svg:font-family="'Lato Heavy'" style:font-adornments="Heavy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Helvetica CE" svg:font-family="'Helvetica CE'" style:font-adornments="Regular" style:font-family-generic="swiss" style:font-pitch="variable"/>
  </office:font-face-decls>
  <office:automatic-styles>
    <style:style style:name="Table1" style:family="table">
      <style:table-properties style:width="4.9847in" table:align="left" style:shadow="none" style:writing-mode="page"/>
    </style:style>
    <style:style style:name="Table1.A" style:family="table-column">
      <style:table-column-properties style:column-width="1.0486in"/>
    </style:style>
    <style:style style:name="Table1.B" style:family="table-column">
      <style:table-column-properties style:column-width="1.0611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25in"/>
    </style:style>
    <style:style style:name="Table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Table1.C1" style:family="table-cell">
      <style:table-cell-properties style:vertical-align="middle" fo:padding="0in" fo:border="none"/>
    </style:style>
    <style:style style:name="Table1.D1" style:family="table-cell">
      <style:table-cell-properties style:vertical-align="middle" fo:padding="0in" fo:border="none"/>
    </style:style>
    <style:style style:name="Table1.A2" style:family="table-cell">
      <style:table-cell-properties style:vertical-align="middle" fo:padding="0in" fo:border="none"/>
    </style:style>
    <style:style style:name="Table1.B2" style:family="table-cell">
      <style:table-cell-properties style:vertical-align="middle" fo:padding="0in" fo:border="none"/>
    </style:style>
    <style:style style:name="Table1.C2" style:family="table-cell">
      <style:table-cell-properties style:vertical-align="middle" fo:padding="0in" fo:border="none"/>
    </style:style>
    <style:style style:name="Table1.D2" style:family="table-cell">
      <style:table-cell-properties style:vertical-align="middle" fo:padding="0in" fo:border="none"/>
    </style:style>
    <style:style style:name="Table1.A3" style:family="table-cell">
      <style:table-cell-properties style:vertical-align="middle" fo:padding="0in" fo:border="none"/>
    </style:style>
    <style:style style:name="Table1.B3" style:family="table-cell">
      <style:table-cell-properties style:vertical-align="middle" fo:padding="0in" fo:border="none"/>
    </style:style>
    <style:style style:name="Table1.C3" style:family="table-cell">
      <style:table-cell-properties style:vertical-align="middle" fo:padding="0in" fo:border="none"/>
    </style:style>
    <style:style style:name="Table1.D3" style:family="table-cell">
      <style:table-cell-properties style:vertical-align="middle" fo:padding="0in" fo:border="none"/>
    </style:style>
    <style:style style:name="Table1.A4" style:family="table-cell">
      <style:table-cell-properties style:vertical-align="middle" fo:padding="0in" fo:border="none"/>
    </style:style>
    <style:style style:name="Table1.B4" style:family="table-cell">
      <style:table-cell-properties style:vertical-align="middle" fo:padding="0in" fo:border="none"/>
    </style:style>
    <style:style style:name="Table1.C4" style:family="table-cell">
      <style:table-cell-properties style:vertical-align="middle" fo:padding="0in" fo:border="none"/>
    </style:style>
    <style:style style:name="Table1.D4" style:family="table-cell">
      <style:table-cell-properties style:vertical-align="middle" fo:padding="0in" fo:border="none"/>
    </style:style>
    <style:style style:name="Table1.A5" style:family="table-cell">
      <style:table-cell-properties style:vertical-align="middle" fo:padding="0in" fo:border="none"/>
    </style:style>
    <style:style style:name="Table1.B5" style:family="table-cell">
      <style:table-cell-properties style:vertical-align="middle" fo:padding="0in" fo:border="none"/>
    </style:style>
    <style:style style:name="Table1.C5" style:family="table-cell">
      <style:table-cell-properties style:vertical-align="middle" fo:padding="0in" fo:border="none"/>
    </style:style>
    <style:style style:name="Table1.D5" style:family="table-cell">
      <style:table-cell-properties style:vertical-align="middle" fo:padding="0in" fo:border="none"/>
    </style:style>
    <style:style style:name="Table1.A6" style:family="table-cell">
      <style:table-cell-properties style:vertical-align="middle" fo:padding="0in" fo:border="none"/>
    </style:style>
    <style:style style:name="Table1.B6" style:family="table-cell">
      <style:table-cell-properties style:vertical-align="middle" fo:padding="0in" fo:border="none"/>
    </style:style>
    <style:style style:name="Table1.C6" style:family="table-cell">
      <style:table-cell-properties style:vertical-align="middle" fo:padding="0in" fo:border="none"/>
    </style:style>
    <style:style style:name="Table1.D6" style:family="table-cell">
      <style:table-cell-properties style:vertical-align="middle" fo:padding="0in" fo:border="none"/>
    </style:style>
    <style:style style:name="Table1.A7" style:family="table-cell">
      <style:table-cell-properties style:vertical-align="middle" fo:padding="0in" fo:border="none"/>
    </style:style>
    <style:style style:name="Table1.B7" style:family="table-cell">
      <style:table-cell-properties style:vertical-align="middle" fo:padding="0in" fo:border="none"/>
    </style:style>
    <style:style style:name="Table1.C7" style:family="table-cell">
      <style:table-cell-properties style:vertical-align="middle" fo:padding="0in" fo:border="none"/>
    </style:style>
    <style:style style:name="Table1.D7" style:family="table-cell">
      <style:table-cell-properties style:vertical-align="middle" fo:padding="0in" fo:border="none"/>
    </style:style>
    <style:style style:name="Table1.A8" style:family="table-cell">
      <style:table-cell-properties style:vertical-align="middle" fo:padding="0in" fo:border="none"/>
    </style:style>
    <style:style style:name="Table1.B8" style:family="table-cell">
      <style:table-cell-properties style:vertical-align="middle" fo:padding="0in" fo:border="none"/>
    </style:style>
    <style:style style:name="Table1.C8" style:family="table-cell">
      <style:table-cell-properties style:vertical-align="middle" fo:padding="0in" fo:border="none"/>
    </style:style>
    <style:style style:name="Table1.D8" style:family="table-cell">
      <style:table-cell-properties style:vertical-align="middle" fo:padding="0in" fo:border="none"/>
    </style:style>
    <style:style style:name="Table1.A9" style:family="table-cell">
      <style:table-cell-properties style:vertical-align="middle" fo:padding="0in" fo:border="none"/>
    </style:style>
    <style:style style:name="Table1.B9" style:family="table-cell">
      <style:table-cell-properties style:vertical-align="middle" fo:padding="0in" fo:border="none"/>
    </style:style>
    <style:style style:name="Table1.C9" style:family="table-cell">
      <style:table-cell-properties style:vertical-align="middle" fo:padding="0in" fo:border="none"/>
    </style:style>
    <style:style style:name="Table1.D9" style:family="table-cell">
      <style:table-cell-properties style:vertical-align="middle" fo:padding="0in" fo:border="none"/>
    </style:style>
    <style:style style:name="Table1.A10" style:family="table-cell">
      <style:table-cell-properties style:vertical-align="middle" fo:padding="0in" fo:border="none"/>
    </style:style>
    <style:style style:name="Table1.B10" style:family="table-cell">
      <style:table-cell-properties style:vertical-align="middle" fo:padding="0in" fo:border="none"/>
    </style:style>
    <style:style style:name="Table1.C10" style:family="table-cell">
      <style:table-cell-properties style:vertical-align="middle" fo:padding="0in" fo:border="none"/>
    </style:style>
    <style:style style:name="Table1.D10" style:family="table-cell">
      <style:table-cell-properties style:vertical-align="middle" fo:padding="0in" fo:border="none"/>
    </style:style>
    <style:style style:name="Table1.A11" style:family="table-cell">
      <style:table-cell-properties style:vertical-align="middle" fo:padding="0in" fo:border="none"/>
    </style:style>
    <style:style style:name="Table1.B11" style:family="table-cell">
      <style:table-cell-properties style:vertical-align="middle" fo:padding="0in" fo:border="none"/>
    </style:style>
    <style:style style:name="Table1.C11" style:family="table-cell">
      <style:table-cell-properties style:vertical-align="middle" fo:padding="0in" fo:border="none"/>
    </style:style>
    <style:style style:name="Table1.D11" style:family="table-cell">
      <style:table-cell-properties style:vertical-align="middle" fo:padding="0in" fo:border="none"/>
    </style:style>
    <style:style style:name="Table1.A12" style:family="table-cell">
      <style:table-cell-properties style:vertical-align="middle" fo:padding="0in" fo:border="none"/>
    </style:style>
    <style:style style:name="Table1.B12" style:family="table-cell">
      <style:table-cell-properties style:vertical-align="middle" fo:padding="0in" fo:border="none"/>
    </style:style>
    <style:style style:name="Table1.C12" style:family="table-cell">
      <style:table-cell-properties style:vertical-align="middle" fo:padding="0in" fo:border="none"/>
    </style:style>
    <style:style style:name="Table1.D12" style:family="table-cell">
      <style:table-cell-properties style:vertical-align="middle" fo:padding="0in" fo:border="none"/>
    </style:style>
    <style:style style:name="Table1.A13" style:family="table-cell">
      <style:table-cell-properties style:vertical-align="middle" fo:padding="0in" fo:border="none"/>
    </style:style>
    <style:style style:name="Table1.B13" style:family="table-cell">
      <style:table-cell-properties style:vertical-align="middle" fo:padding="0in" fo:border="none"/>
    </style:style>
    <style:style style:name="Table1.C13" style:family="table-cell">
      <style:table-cell-properties style:vertical-align="middle" fo:padding="0in" fo:border="none"/>
    </style:style>
    <style:style style:name="Table1.D13" style:family="table-cell">
      <style:table-cell-properties style:vertical-align="middle" fo:padding="0in" fo:border="none"/>
    </style:style>
    <style:style style:name="Table1.A14" style:family="table-cell">
      <style:table-cell-properties style:vertical-align="middle" fo:padding="0in" fo:border="none"/>
    </style:style>
    <style:style style:name="Table1.B14" style:family="table-cell">
      <style:table-cell-properties style:vertical-align="middle" fo:padding="0in" fo:border="none"/>
    </style:style>
    <style:style style:name="Table1.C14" style:family="table-cell">
      <style:table-cell-properties style:vertical-align="middle" fo:padding="0in" fo:border="none"/>
    </style:style>
    <style:style style:name="Table1.D14" style:family="table-cell">
      <style:table-cell-properties style:vertical-align="middle" fo:padding="0in" fo:border="none"/>
    </style:style>
    <style:style style:name="P1" style:family="paragraph" style:parent-style-name="Text_20_body">
      <style:text-properties officeooo:paragraph-rsid="0018f54a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 style:list-style-name="L1">
      <style:text-properties fo:language="en" fo:country="US"/>
    </style:style>
    <style:style style:name="P4" style:family="paragraph" style:parent-style-name="Heading_20_1">
      <style:text-properties fo:language="en" fo:country="US"/>
    </style:style>
    <style:style style:name="P5" style:family="paragraph" style:parent-style-name="Heading_20_3">
      <style:text-properties fo:language="en" fo:country="US"/>
    </style:style>
    <style:style style:name="T1" style:family="text">
      <style:text-properties fo:color="#000000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language="en" fo:country="US" officeooo:rsid="0018f54a"/>
    </style:style>
    <style:style style:name="T4" style:family="text">
      <style:text-properties fo:color="#000000" fo:language="en" fo:country="US" fo:font-weight="normal" style:font-weight-asian="normal" style:font-weight-complex="normal"/>
    </style:style>
    <style:style style:name="T5" style:family="text">
      <style:text-properties fo:color="#000000" fo:language="en" fo:country="US" fo:font-weight="normal" officeooo:rsid="0018f54a" style:font-weight-asian="normal" style:font-weight-complex="normal"/>
    </style:style>
    <style:style style:name="T6" style:family="text">
      <style:text-properties fo:color="#000000" fo:language="en" fo:country="US" fo:font-weight="normal" officeooo:rsid="001ab470" style:font-weight-asian="normal" style:font-weight-complex="normal"/>
    </style:style>
    <style:style style:name="T7" style:family="text">
      <style:text-properties fo:color="#000000" fo:language="en" fo:country="US" officeooo:rsid="001ab470"/>
    </style:style>
    <style:style style:name="T8" style:family="text">
      <style:text-properties fo:color="#000000" fo:language="en" fo:country="US" fo:font-style="normal" fo:font-weight="normal" officeooo:rsid="001ab470" style:font-style-asian="normal" style:font-weight-asian="normal" style:font-style-complex="normal" style:font-weight-complex="normal"/>
    </style:style>
    <style:style style:name="T9" style:family="text">
      <style:text-properties fo:color="#000000" fo:language="en" fo:country="US" fo:font-style="normal" fo:font-weight="bold" officeooo:rsid="001ab470" style:font-style-asian="normal" style:font-weight-asian="bold" style:font-style-complex="normal" style:font-weight-complex="bold"/>
    </style:style>
    <style:style style:name="T10" style:family="text">
      <style:text-properties fo:color="#000000" fo:language="en" fo:country="US" fo:font-weight="bold" officeooo:rsid="001ab470" style:font-weight-asian="bold" style:font-weight-complex="bold"/>
    </style:style>
    <style:style style:name="T11" style:family="text">
      <style:text-properties fo:color="#000000" fo:language="en" fo:country="US" officeooo:rsid="001ea2ce"/>
    </style:style>
    <style:style style:name="T12" style:family="text">
      <style:text-properties fo:color="#000000" officeooo:rsid="001ea2ce"/>
    </style:style>
    <style:style style:name="T13" style:family="text">
      <style:text-properties fo:color="#000000" officeooo:rsid="0018f54a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0000" fo:font-weight="normal" officeooo:rsid="0018f54a" style:font-weight-asian="normal" style:font-weight-complex="normal"/>
    </style:style>
    <style:style style:name="T16" style:family="text">
      <style:text-properties fo:color="#000000" fo:font-weight="normal" officeooo:rsid="001ab470" style:font-weight-asian="normal" style:font-weight-complex="normal"/>
    </style:style>
    <style:style style:name="T17" style:family="text">
      <style:text-properties fo:color="#000000" officeooo:rsid="001ab470"/>
    </style:style>
    <style:style style:name="T18" style:family="text">
      <style:text-properties fo:color="#000000" fo:font-style="normal" fo:font-weight="bold" officeooo:rsid="001ab470" style:font-style-asian="normal" style:font-weight-asian="bold" style:font-style-complex="normal" style:font-weight-complex="bold"/>
    </style:style>
    <style:style style:name="T19" style:family="text">
      <style:text-properties fo:color="#000000" fo:font-style="normal" fo:font-weight="normal" officeooo:rsid="001ab470" style:font-style-asian="normal" style:font-weight-asian="normal" style:font-style-complex="normal" style:font-weight-complex="normal"/>
    </style:style>
    <style:style style:name="T20" style:family="text">
      <style:text-properties fo:color="#000000" fo:font-weight="bold" officeooo:rsid="001ab470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anish for speakers of Latin</text:p>
      <text:h text:style-name="P5" text:outline-level="3">Vowels</text:h>
      <text:p text:style-name="Text_20_body"><text:span text:style-name="T2">When an change of inflection changes whether a stem end­ing in </text:span><text:span text:style-name="Strong_20_Emphasis"><text:span text:style-name="T2">g</text:span></text:span><text:span text:style-name="T2"> or </text:span><text:span text:style-name="Strong_20_Emphasis"><text:span text:style-name="T2">gu</text:span></text:span><text:span text:style-name="T2"> is followed by </text:span><text:span text:style-name="Strong_20_Emphasis"><text:span text:style-name="T2">e </text:span></text:span><text:span text:style-name="T2">or </text:span><text:span text:style-name="Strong_20_Emphasis"><text:span text:style-name="T2">i</text:span></text:span><text:span text:style-name="T2">, the spelling changes to preserve the correct pronunciation (note that </text:span><text:span text:style-name="Strong_20_Emphasis"><text:span text:style-name="T2">g</text:span></text:span><text:span text:style-name="T2"> softens before </text:span><text:span text:style-name="Strong_20_Emphasis"><text:span text:style-name="T2">e</text:span></text:span><text:span text:style-name="T2"> or </text:span><text:span text:style-name="Strong_20_Emphasis"><text:span text:style-name="T2">i</text:span></text:span><text:span text:style-name="T2">, but a silent </text:span><text:span text:style-name="Strong_20_Emphasis"><text:span text:style-name="T2">u</text:span></text:span><text:span text:style-name="T2"> between them prevents it). Similarly, spelling changes to preserve hardness or softness of a final stem consonant when a change of inflection changes the fol­lowing vowel. This happens with hard </text:span><text:span text:style-name="Strong_20_Emphasis"><text:span text:style-name="T2">c</text:span></text:span><text:span text:style-name="T2">/</text:span><text:span text:style-name="Strong_20_Emphasis"><text:span text:style-name="T2">qu</text:span></text:span><text:span text:style-name="T2"> and </text:span><text:span text:style-name="Strong_20_Emphasis"><text:span text:style-name="T2">g</text:span></text:span><text:span text:style-name="T2">/</text:span><text:span text:style-name="Strong_20_Emphasis"><text:span text:style-name="T2">gu</text:span></text:span><text:span text:style-name="T2"> and with soft </text:span><text:span text:style-name="Strong_20_Emphasis"><text:span text:style-name="T2">c</text:span></text:span><text:span text:style-name="T2">/</text:span><text:span text:style-name="Strong_20_Emphasis"><text:span text:style-name="T2">z</text:span></text:span><text:span text:style-name="T2"> and </text:span><text:span text:style-name="Strong_20_Emphasis"><text:span text:style-name="T2">g</text:span></text:span><text:span text:style-name="T2">/</text:span><text:span text:style-name="Strong_20_Emphasis"><text:span text:style-name="T2">j</text:span></text:span><text:span text:style-name="T2">.</text:span></text:p>
      <text:p text:style-name="Text_20_body"><text:span text:style-name="Strong_20_Emphasis"><text:span text:style-name="T2">antiguo</text:span></text:span><text:span text:style-name="T2">, </text:span><text:span text:style-name="Strong_20_Emphasis"><text:span text:style-name="T2">antigüedad</text:span></text:span></text:p>
      <text:p text:style-name="Text_20_body"><text:span text:style-name="Strong_20_Emphasis"><text:span text:style-name="T2">sigo</text:span></text:span><text:span text:style-name="T2">, </text:span><text:span text:style-name="Strong_20_Emphasis"><text:span text:style-name="T2">sigue</text:span></text:span></text:p>
      <text:p text:style-name="Text_20_body"><text:span text:style-name="Strong_20_Emphasis"><text:span text:style-name="T2">coger</text:span></text:span><text:span text:style-name="T2">, </text:span><text:span text:style-name="Strong_20_Emphasis"><text:span text:style-name="T2">cojo</text:span></text:span></text:p>
      <text:p text:style-name="Text_20_body"><text:span text:style-name="Strong_20_Emphasis"><text:span text:style-name="T2">tocar</text:span></text:span><text:span text:style-name="T2">, </text:span><text:span text:style-name="Strong_20_Emphasis"><text:span text:style-name="T2">toque</text:span></text:span></text:p>
      <text:p text:style-name="Text_20_body"><text:span text:style-name="Strong_20_Emphasis"><text:span text:style-name="T2">pez</text:span></text:span><text:span text:style-name="T2">, </text:span><text:span text:style-name="Strong_20_Emphasis"><text:span text:style-name="T2">peces</text:span></text:span></text:p>
      <text:h text:style-name="P5" text:outline-level="3">Consonants</text:h>
      <text:p text:style-name="Text_20_body"><text:span text:style-name="T11">The</text:span><text:span text:style-name="T2"> </text:span><text:span text:style-name="Strong_20_Emphasis"><text:span text:style-name="T2">x</text:span></text:span><text:span text:style-name="T2"> took on the same sound as </text:span><text:span text:style-name="Strong_20_Emphasis"><text:span text:style-name="T2">j</text:span></text:span><text:span text:style-name="T2"> in certain proper nouns, while retaining its usual pronunciation in most other words.</text:span></text:p>
      <text:p text:style-name="Text_20_body"><text:span text:style-name="Strong_20_Emphasis"><text:span text:style-name="T2">jugo</text:span></text:span><text:span text:style-name="T2">, as </text:span><text:span text:style-name="Emphasis"><text:span text:style-name="T2">hugo</text:span></text:span><text:span text:style-name="T2"> (not as </text:span><text:span text:style-name="Emphasis"><text:span text:style-name="T2">jugo</text:span></text:span><text:span text:style-name="T2">, nor </text:span><text:span text:style-name="Emphasis"><text:span text:style-name="T2">yugo</text:span></text:span><text:span text:style-name="T2">, nor </text:span><text:span text:style-name="Emphasis"><text:span text:style-name="T2">Hyugo</text:span></text:span><text:span text:style-name="T2">)</text:span></text:p>
      <text:p text:style-name="Text_20_body"><text:span text:style-name="Strong_20_Emphasis"><text:span text:style-name="T2">gente</text:span></text:span><text:span text:style-name="T2">, as </text:span><text:span text:style-name="Emphasis"><text:span text:style-name="T2">hente</text:span></text:span></text:p>
      <text:p text:style-name="Text_20_body"><text:span text:style-name="Strong_20_Emphasis"><text:span text:style-name="T2">mexicano</text:span></text:span><text:span text:style-name="T2"> = </text:span><text:span text:style-name="Strong_20_Emphasis"><text:span text:style-name="T2">mejicano</text:span></text:span><text:span text:style-name="T2"> (Mexican)</text:span></text:p>
      <text:p text:style-name="Text_20_body"><text:span text:style-name="Strong_20_Emphasis"><text:span text:style-name="T2">texano</text:span></text:span><text:span text:style-name="T2"> = </text:span><text:span text:style-name="Strong_20_Emphasis"><text:span text:style-name="T2">tejano</text:span></text:span><text:span text:style-name="T2"> (Texan)</text:span></text:p>
      <text:p text:style-name="Text_20_body"><text:span text:style-name="Strong_20_Emphasis"><text:span text:style-name="T2">Ximeno</text:span></text:span><text:span text:style-name="T2"> = </text:span><text:span text:style-name="Strong_20_Emphasis"><text:span text:style-name="T2">Jimeno</text:span></text:span><text:span text:style-name="T2"> (a proper name)</text:span></text:p>
      <text:p text:style-name="Text_20_body"><text:span text:style-name="Strong_20_Emphasis"><text:span text:style-name="T2">éxito</text:span></text:span><text:span text:style-name="T2">, as in Latin</text:span></text:p>
      <text:p text:style-name="Text_20_body"><text:span text:style-name="Strong_20_Emphasis"><text:span text:style-name="T2">ejemplo</text:span></text:span><text:span text:style-name="T2">, as </text:span><text:span text:style-name="Emphasis"><text:span text:style-name="T2">ehemplo</text:span></text:span><text:span text:style-name="T2">, derived from Latin </text:span><text:span text:style-name="Strong_20_Emphasis"><text:span text:style-name="T2">exemplo</text:span></text:span></text:p>
      <text:h text:style-name="P5" text:outline-level="3"><text:bookmark text:name="phonetics"/>Patterns of Phonetic Transformation</text:h>
      <text:p text:style-name="Text_20_body"><text:span text:style-name="T3">T</text:span><text:span text:style-name="T2">he prototypical form is best represented by the </text:span><text:span text:style-name="Emphasis"><text:span text:style-name="T2">ablative</text:span></text:span><text:span text:style-name="T2"> sin­gular and the accusative plural (which simply adds </text:span><text:span text:style-name="Strong_20_Emphasis"><text:span text:style-name="T2">-s</text:span></text:span><text:span text:style-name="T2"> to the former). This convention is used in rendering Latin words here.</text:span></text:p>
      <text:h text:style-name="P5" text:outline-level="3">Vowel Shifts</text:h>
      <text:p text:style-name="Text_20_body"><text:span text:style-name="T3">T</text:span><text:span text:style-name="T2">he diphthongs of vulgar Latin collapsed into simple vow­els: </text:span><text:span text:style-name="Strong_20_Emphasis"><text:span text:style-name="T2">ae</text:span></text:span><text:span text:style-name="T2">, </text:span><text:span text:style-name="Strong_20_Emphasis"><text:span text:style-name="T2">oe</text:span></text:span><text:span text:style-name="T2">, &amp; </text:span><text:span text:style-name="Strong_20_Emphasis"><text:span text:style-name="T2">au</text:span></text:span><text:span text:style-name="T2"> became </text:span><text:span text:style-name="Strong_20_Emphasis"><text:span text:style-name="T2">e</text:span></text:span><text:span text:style-name="T2">, </text:span><text:span text:style-name="Strong_20_Emphasis"><text:span text:style-name="T2">e</text:span></text:span><text:span text:style-name="T2">, and </text:span><text:span text:style-name="Strong_20_Emphasis"><text:span text:style-name="T2">o</text:span></text:span><text:span text:style-name="T2">, respectively (observe the participle </text:span><text:span text:style-name="Strong_20_Emphasis"><text:span text:style-name="T2">lavato</text:span></text:span><text:span text:style-name="T2"> →</text:span><text:span text:style-name="Strong_20_Emphasis"><text:span text:style-name="T2"> lauto</text:span></text:span><text:span text:style-name="T2"> →</text:span><text:span text:style-name="Strong_20_Emphasis"><text:span text:style-name="T2"> loto</text:span></text:span><text:span text:style-name="T2">). Spanish replaces these with the appropriate vowel.</text:span></text:p>
      <text:p text:style-name="Text_20_body"><text:span text:style-name="Strong_20_Emphasis"><text:span text:style-name="T2">pauco</text:span></text:span><text:span text:style-name="T2"> → </text:span><text:span text:style-name="Strong_20_Emphasis"><text:span text:style-name="T2">poco</text:span></text:span></text:p>
      <text:p text:style-name="Text_20_body"><text:span text:style-name="Strong_20_Emphasis"><text:span text:style-name="T2">taedio</text:span></text:span><text:span text:style-name="T2"> → </text:span><text:span text:style-name="Strong_20_Emphasis"><text:span text:style-name="T2">tedio</text:span></text:span></text:p>
      <text:p text:style-name="Text_20_body"><text:span text:style-name="Strong_20_Emphasis"><text:span text:style-name="T2">poena</text:span></text:span><text:span text:style-name="T2"> → </text:span><text:span text:style-name="Strong_20_Emphasis"><text:span text:style-name="T2">pena</text:span></text:span></text:p>
      <text:p text:style-name="Text_20_body"><text:span text:style-name="T2">The short </text:span><text:span text:style-name="Strong_20_Emphasis"><text:span text:style-name="T2">i</text:span></text:span><text:span text:style-name="T2"> and </text:span><text:span text:style-name="Strong_20_Emphasis"><text:span text:style-name="T2">u</text:span></text:span><text:span text:style-name="T2"> of Latin did not always end up in Spanish as the long versions of the same vowels, as you might ex­pect. Instead, they more often shifted to the more open </text:span><text:span text:style-name="Strong_20_Emphasis"><text:span text:style-name="T2">e</text:span></text:span><text:span text:style-name="T2"> and </text:span><text:span text:style-name="Strong_20_Emphasis"><text:span text:style-name="T2">o</text:span></text:span><text:span text:style-name="T2">, respectively.</text:span></text:p>
      <text:p text:style-name="Text_20_body"><text:span text:style-name="Strong_20_Emphasis"><text:span text:style-name="T2">sumus </text:span></text:span><text:span text:style-name="T2">→</text:span><text:span text:style-name="Strong_20_Emphasis"><text:span text:style-name="T2"> somos</text:span></text:span></text:p>
      <text:p text:style-name="Text_20_body"><text:span text:style-name="Strong_20_Emphasis"><text:span text:style-name="T2">in</text:span></text:span><text:span text:style-name="T2"> → </text:span><text:span text:style-name="Strong_20_Emphasis"><text:span text:style-name="T2">en</text:span></text:span></text:p>
      <text:p text:style-name="Text_20_body"><text:span text:style-name="T3">A</text:span><text:span text:style-name="T2">ccented short </text:span><text:span text:style-name="Strong_20_Emphasis"><text:span text:style-name="T2">e</text:span></text:span><text:span text:style-name="T2"> and </text:span><text:span text:style-name="Strong_20_Emphasis"><text:span text:style-name="T2">o</text:span></text:span><text:span text:style-name="T2"> often became </text:span><text:span text:style-name="Strong_20_Emphasis"><text:span text:style-name="T2">ie</text:span></text:span><text:span text:style-name="T2"> (or </text:span><text:span text:style-name="Strong_20_Emphasis"><text:span text:style-name="T2">i</text:span></text:span><text:span text:style-name="T2">) and </text:span><text:span text:style-name="Strong_20_Emphasis"><text:span text:style-name="T2">ue</text:span></text:span><text:span text:style-name="T2">, re­spectively. On the other hand, they often did not, especially if the vowel was not accented in Spanish. Words that began with </text:span><text:span text:style-name="Strong_20_Emphasis"><text:span text:style-name="T2">o-</text:span></text:span><text:span text:style-name="T2"> but shifted to </text:span><text:span text:style-name="Strong_20_Emphasis"><text:span text:style-name="T2">ue-</text:span></text:span><text:span text:style-name="T2"> receive a silent </text:span><text:span text:style-name="Strong_20_Emphasis"><text:span text:style-name="T2">h</text:span></text:span><text:span text:style-name="T2"> prefix, to hint at the </text:span><text:span text:style-name="Emphasis"><text:span text:style-name="T2">w</text:span></text:span><text:span text:style-name="T2"> sound that the </text:span><text:span text:style-name="Strong_20_Emphasis"><text:span text:style-name="T2">u</text:span></text:span><text:span text:style-name="T2"> will take on.</text:span></text:p>
      <text:p text:style-name="Text_20_body"><text:span text:style-name="Strong_20_Emphasis"><text:span text:style-name="T2">tenes</text:span></text:span><text:span text:style-name="T2"> → </text:span><text:span text:style-name="Strong_20_Emphasis"><text:span text:style-name="T2">tienes</text:span></text:span></text:p>
      <text:p text:style-name="Text_20_body"><text:span text:style-name="Strong_20_Emphasis"><text:span text:style-name="T2">tenemus</text:span></text:span><text:span text:style-name="T2"> → </text:span><text:span text:style-name="Strong_20_Emphasis"><text:span text:style-name="T2">tenemos</text:span></text:span></text:p>
      <text:p text:style-name="Text_20_body"><text:span text:style-name="Strong_20_Emphasis"><text:span text:style-name="T2">bene</text:span></text:span><text:span text:style-name="T2"> →</text:span><text:span text:style-name="Strong_20_Emphasis"><text:span text:style-name="T2"> bien</text:span></text:span></text:p>
      <text:p text:style-name="Text_20_body"><text:span text:style-name="Strong_20_Emphasis"><text:span text:style-name="T2">bona</text:span></text:span><text:span text:style-name="T2"> → </text:span><text:span text:style-name="Strong_20_Emphasis"><text:span text:style-name="T2">buena</text:span></text:span></text:p>
      <text:p text:style-name="Text_20_body"><text:span text:style-name="Strong_20_Emphasis"><text:span text:style-name="T2">peto</text:span></text:span><text:span text:style-name="T2"> → </text:span><text:span text:style-name="Strong_20_Emphasis"><text:span text:style-name="T2">pido</text:span></text:span></text:p>
      <text:p text:style-name="Text_20_body"><text:span text:style-name="Strong_20_Emphasis"><text:span text:style-name="T2">ceno</text:span></text:span><text:span text:style-name="T2"> → </text:span><text:span text:style-name="Strong_20_Emphasis"><text:span text:style-name="T2">ceno</text:span></text:span></text:p>
      <text:p text:style-name="Text_20_body"><text:span text:style-name="Strong_20_Emphasis"><text:span text:style-name="T2">ovos</text:span></text:span><text:span text:style-name="T2"> → </text:span><text:span text:style-name="Strong_20_Emphasis"><text:span text:style-name="T2">huevos</text:span></text:span></text:p>
      <text:p text:style-name="Text_20_body"><text:span text:style-name="T2">This becomes particularly important when conjugating </text:span><text:span text:style-name="T3">so</text:span><text:span text:style-name="T2"> called </text:span><text:span text:style-name="Emphasis"><text:span text:style-name="T2">stem-changing</text:span></text:span><text:span text:style-name="T2"> verbs, that undergo this vowel shift, typically in the present, the subjunctive, the imperative, or the third person preterite.</text:span></text:p>
      <text:p text:style-name="Text_20_body"><text:span text:style-name="Strong_20_Emphasis"><text:span text:style-name="T2">sentir</text:span></text:span><text:span text:style-name="T2">, </text:span><text:span text:style-name="Emphasis"><text:span text:style-name="T2">to feel</text:span></text:span></text:p>
      <text:p text:style-name="Text_20_body"><text:span text:style-name="Strong_20_Emphasis"><text:span text:style-name="T2">siente</text:span></text:span><text:span text:style-name="T2">, </text:span><text:span text:style-name="Emphasis"><text:span text:style-name="T2">he feels</text:span></text:span></text:p>
      <text:p text:style-name="Text_20_body"><text:span text:style-name="Strong_20_Emphasis"><text:span text:style-name="T2">sintió</text:span></text:span><text:span text:style-name="T2">, </text:span><text:span text:style-name="Emphasis"><text:span text:style-name="T2">he felt</text:span></text:span></text:p>
      <text:p text:style-name="Text_20_body"><text:span text:style-name="Strong_20_Emphasis"><text:span text:style-name="T2">sentimos</text:span></text:span><text:span text:style-name="T2">, </text:span><text:span text:style-name="Emphasis"><text:span text:style-name="T2">we feel/felt</text:span></text:span></text:p>
      <text:h text:style-name="P5" text:outline-level="3">Consonant Changes</text:h>
      <text:p text:style-name="Text_20_body"><text:span text:style-name="T3">A</text:span><text:span text:style-name="T2"> consonant stop between two vowels often become voiced, i.e., </text:span><text:span text:style-name="Strong_20_Emphasis"><text:span text:style-name="T2">c</text:span></text:span><text:span text:style-name="T2">, </text:span><text:span text:style-name="Strong_20_Emphasis"><text:span text:style-name="T2">t</text:span></text:span><text:span text:style-name="T2">, &amp; </text:span><text:span text:style-name="Strong_20_Emphasis"><text:span text:style-name="T2">p</text:span></text:span><text:span text:style-name="T2"> become </text:span><text:span text:style-name="Strong_20_Emphasis"><text:span text:style-name="T2">g</text:span></text:span><text:span text:style-name="T2">, </text:span><text:span text:style-name="Strong_20_Emphasis"><text:span text:style-name="T2">d</text:span></text:span><text:span text:style-name="T2">, &amp; </text:span><text:span text:style-name="Strong_20_Emphasis"><text:span text:style-name="T2">b</text:span></text:span><text:span text:style-name="T2">, respectively.</text:span></text:p>
      <text:p text:style-name="Text_20_body"><text:span text:style-name="Strong_20_Emphasis"><text:span text:style-name="T2">secunda</text:span></text:span><text:span text:style-name="T2"> →</text:span><text:span text:style-name="Strong_20_Emphasis"><text:span text:style-name="T2"> segunda</text:span></text:span></text:p>
      <text:p text:style-name="Text_20_body"><text:span text:style-name="Strong_20_Emphasis"><text:span text:style-name="T2">dictator</text:span></text:span><text:span text:style-name="T2"> → </text:span><text:span text:style-name="Strong_20_Emphasis"><text:span text:style-name="T2">dictador</text:span></text:span></text:p>
      <text:p text:style-name="Text_20_body"><text:span text:style-name="Strong_20_Emphasis"><text:span text:style-name="T2">sapere</text:span></text:span><text:span text:style-name="T2"> →</text:span><text:span text:style-name="Strong_20_Emphasis"><text:span text:style-name="T2"> saber</text:span></text:span></text:p>
      <text:p text:style-name="Text_20_body"><text:span text:style-name="T2">The </text:span><text:span text:style-name="Strong_20_Emphasis"><text:span text:style-name="T2">li</text:span></text:span><text:span text:style-name="T2"> combination between vowels palatize</text:span><text:span text:style-name="T3">s into </text:span><text:span text:style-name="Strong_20_Emphasis"><text:span text:style-name="T2">j</text:span></text:span><text:span text:style-name="T2">.</text:span></text:p>
      <text:p text:style-name="Text_20_body"><text:span text:style-name="Strong_20_Emphasis"><text:span text:style-name="T2">melior</text:span></text:span><text:span text:style-name="T2"> → </text:span><text:span text:style-name="Strong_20_Emphasis"><text:span text:style-name="T2">mejor</text:span></text:span></text:p>
      <text:p text:style-name="Text_20_body"><text:span text:style-name="Strong_20_Emphasis"><text:span text:style-name="T2">mulier</text:span></text:span><text:span text:style-name="T2"> → </text:span><text:span text:style-name="Strong_20_Emphasis"><text:span text:style-name="T2">mujer</text:span></text:span></text:p>
      <text:p text:style-name="Text_20_body"><text:span text:style-name="Strong_20_Emphasis"><text:span text:style-name="T2">filio</text:span></text:span><text:span text:style-name="T2"> → </text:span><text:span text:style-name="Strong_20_Emphasis"><text:span text:style-name="T2">hijo</text:span></text:span></text:p>
      <text:p text:style-name="Text_20_body"><text:span text:style-name="T2">The </text:span><text:span text:style-name="Strong_20_Emphasis"><text:span text:style-name="T2">ti</text:span></text:span><text:span text:style-name="T2"> combination before a vowel softened to become </text:span><text:span text:style-name="Strong_20_Emphasis"><text:span text:style-name="T2">ci</text:span></text:span><text:span text:style-name="Strong_20_Emphasis"><text:span text:style-name="T5">, e.g.</text:span></text:span><text:span text:style-name="T2"> </text:span><text:span text:style-name="T3">in l</text:span><text:span text:style-name="T2">atin endings </text:span><text:span text:style-name="Strong_20_Emphasis"><text:span text:style-name="T2">-tione</text:span></text:span><text:span text:style-name="T2"> and </text:span><text:span text:style-name="Strong_20_Emphasis"><text:span text:style-name="T2">-tia</text:span></text:span><text:span text:style-name="T2">.</text:span></text:p>
      <text:p text:style-name="Text_20_body"><text:span text:style-name="Strong_20_Emphasis"><text:span text:style-name="T2">natione</text:span></text:span><text:span text:style-name="T2"> → </text:span><text:span text:style-name="Strong_20_Emphasis"><text:span text:style-name="T2">nación</text:span></text:span></text:p>
      <text:p text:style-name="Text_20_body"><text:span text:style-name="Strong_20_Emphasis"><text:span text:style-name="T2">patientia</text:span></text:span><text:span text:style-name="T2"> → </text:span><text:span text:style-name="Strong_20_Emphasis"><text:span text:style-name="T2">paciencia</text:span></text:span></text:p>
      <text:p text:style-name="Text_20_body"><text:span text:style-name="Strong_20_Emphasis"><text:span text:style-name="T2">vitioso</text:span></text:span><text:span text:style-name="T2"> → </text:span><text:span text:style-name="Strong_20_Emphasis"><text:span text:style-name="T2">vicioso</text:span></text:span></text:p>
      <text:p text:style-name="Text_20_body"><text:span text:style-name="T2">The digraphs </text:span><text:span text:style-name="Strong_20_Emphasis"><text:span text:style-name="T2">ch</text:span></text:span><text:span text:style-name="T2">, </text:span><text:span text:style-name="Strong_20_Emphasis"><text:span text:style-name="T2">ph</text:span></text:span><text:span text:style-name="T2">, and </text:span><text:span text:style-name="Strong_20_Emphasis"><text:span text:style-name="T2">th</text:span></text:span><text:span text:style-name="T2"> became </text:span><text:span text:style-name="Strong_20_Emphasis"><text:span text:style-name="T2">qu</text:span></text:span><text:span text:style-name="T2">/</text:span><text:span text:style-name="Strong_20_Emphasis"><text:span text:style-name="T2">c</text:span></text:span><text:span text:style-name="T2">, </text:span><text:span text:style-name="Strong_20_Emphasis"><text:span text:style-name="T2">f</text:span></text:span><text:span text:style-name="T2">, and </text:span><text:span text:style-name="Strong_20_Emphasis"><text:span text:style-name="T2">t</text:span></text:span><text:span text:style-name="Strong_20_Emphasis"><text:span text:style-name="T4">.</text:span></text:span></text:p>
      <text:p text:style-name="Text_20_body"><text:span text:style-name="Strong_20_Emphasis"><text:span text:style-name="T2">chaos</text:span></text:span><text:span text:style-name="T2"> → </text:span><text:span text:style-name="Strong_20_Emphasis"><text:span text:style-name="T2">caos</text:span></text:span></text:p>
      <text:p text:style-name="Text_20_body"><text:span text:style-name="Strong_20_Emphasis"><text:span text:style-name="T2">machina</text:span></text:span><text:span text:style-name="T2"> → </text:span><text:span text:style-name="Strong_20_Emphasis"><text:span text:style-name="T2">máquina</text:span></text:span></text:p>
      <text:p text:style-name="Text_20_body"><text:span text:style-name="Strong_20_Emphasis"><text:span text:style-name="T2">philosophia</text:span></text:span><text:span text:style-name="T2"> → </text:span><text:span text:style-name="Strong_20_Emphasis"><text:span text:style-name="T2">filosofía</text:span></text:span></text:p>
      <text:p text:style-name="Text_20_body"><text:span text:style-name="Strong_20_Emphasis"><text:span text:style-name="T2">thema</text:span></text:span><text:span text:style-name="T2"> → </text:span><text:span text:style-name="Strong_20_Emphasis"><text:span text:style-name="T2">tema</text:span></text:span></text:p>
      <text:p text:style-name="P1"><text:span text:style-name="T3">T</text:span><text:span text:style-name="T2">wo letters, </text:span><text:span text:style-name="Strong_20_Emphasis"><text:span text:style-name="T2">ch</text:span></text:span><text:span text:style-name="T2"> and </text:span><text:span text:style-name="Strong_20_Emphasis"><text:span text:style-name="T2">ñ</text:span></text:span><text:span text:style-name="T2">, have no equivalent in Latin.</text:span></text:p>
      <text:p text:style-name="P1"><text:span text:style-name="T2">The </text:span><text:span text:style-name="Strong_20_Emphasis"><text:span text:style-name="T2">ch</text:span></text:span><text:span text:style-name="T2">, </text:span><text:span text:style-name="T3">if </text:span><text:span text:style-name="T2">not of alien origin, </text:span><text:span text:style-name="T3">is </text:span><text:span text:style-name="T2">most often derive</text:span><text:span text:style-name="T3">d</text:span><text:span text:style-name="T2"> from the allision of </text:span><text:span text:style-name="Strong_20_Emphasis"><text:span text:style-name="T2">t</text:span></text:span><text:span text:style-name="T2"> with a preceding consonant, such as </text:span><text:span text:style-name="Strong_20_Emphasis"><text:span text:style-name="T2">ct</text:span></text:span><text:span text:style-name="T2"> (but not </text:span><text:span text:style-name="Strong_20_Emphasis"><text:span text:style-name="T2">pt</text:span></text:span><text:span text:style-name="T2">, which became simply </text:span><text:span text:style-name="Strong_20_Emphasis"><text:span text:style-name="T2">t</text:span></text:span><text:span text:style-name="T2">). Initial </text:span><text:span text:style-name="Strong_20_Emphasis"><text:span text:style-name="T2">ch</text:span></text:span><text:span text:style-name="T2"> is hardly ever from Latin, and then only as a variant of </text:span><text:span text:style-name="Strong_20_Emphasis"><text:span text:style-name="T2">c</text:span></text:span><text:span text:style-name="T2"> (originally before </text:span><text:span text:style-name="Strong_20_Emphasis"><text:span text:style-name="T2">a</text:span></text:span><text:span text:style-name="T2">) derived through Old French.</text:span></text:p>
      <text:p text:style-name="Text_20_body"><text:span text:style-name="Strong_20_Emphasis"><text:span text:style-name="T2">nocte</text:span></text:span><text:span text:style-name="T2"> → </text:span><text:span text:style-name="Strong_20_Emphasis"><text:span text:style-name="T2">noche</text:span></text:span></text:p>
      <text:p text:style-name="Text_20_body"><text:span text:style-name="Strong_20_Emphasis"><text:span text:style-name="T2">facto</text:span></text:span><text:span text:style-name="T2"> → </text:span><text:span text:style-name="Strong_20_Emphasis"><text:span text:style-name="T2">hecho</text:span></text:span></text:p>
      <text:p text:style-name="Text_20_body"><text:span text:style-name="Strong_20_Emphasis"><text:span text:style-name="T2">multo</text:span></text:span><text:span text:style-name="T2"> → </text:span><text:span text:style-name="Strong_20_Emphasis"><text:span text:style-name="T2">mucho</text:span></text:span></text:p>
      <text:p text:style-name="Text_20_body"><text:span text:style-name="Strong_20_Emphasis"><text:span text:style-name="T2">septem</text:span></text:span><text:span text:style-name="T2"> → </text:span><text:span text:style-name="Strong_20_Emphasis"><text:span text:style-name="T2">siete</text:span></text:span></text:p>
      <text:p text:style-name="Text_20_body"><text:span text:style-name="Strong_20_Emphasis"><text:span text:style-name="T2">cadentia</text:span></text:span><text:span text:style-name="T2"> → </text:span><text:span text:style-name="Strong_20_Emphasis"><text:span text:style-name="T2">chance</text:span></text:span></text:p>
      <text:p text:style-name="Text_20_body"><text:span text:style-name="T3">The</text:span><text:span text:style-name="T2"> </text:span><text:span text:style-name="Strong_20_Emphasis"><text:span text:style-name="T2">ñ</text:span></text:span><text:span text:style-name="T2"> is usually a result of the allision of </text:span><text:span text:style-name="Strong_20_Emphasis"><text:span text:style-name="T2">n</text:span></text:span><text:span text:style-name="T2"> with some pre­ceding letter.</text:span></text:p>
      <text:p text:style-name="Text_20_body"><text:span text:style-name="Strong_20_Emphasis"><text:span text:style-name="T2">lignum</text:span></text:span><text:span text:style-name="T2"> → </text:span><text:span text:style-name="Strong_20_Emphasis"><text:span text:style-name="T2">leño</text:span></text:span></text:p>
      <text:p text:style-name="Text_20_body"><text:span text:style-name="Strong_20_Emphasis"><text:span text:style-name="T2">somnus</text:span></text:span><text:span text:style-name="T2"> → </text:span><text:span text:style-name="Strong_20_Emphasis"><text:span text:style-name="T2">sueño</text:span></text:span></text:p>
      <text:h text:style-name="P5" text:outline-level="3">Initial Letters</text:h>
      <text:p text:style-name="Text_20_body"><text:span text:style-name="T7">Words beginning with</text:span><text:span text:style-name="T2"> </text:span><text:span text:style-name="Strong_20_Emphasis"><text:span text:style-name="T2">sc-</text:span></text:span><text:span text:style-name="T2">, </text:span><text:span text:style-name="Strong_20_Emphasis"><text:span text:style-name="T2">sp-</text:span></text:span><text:span text:style-name="T2">, or </text:span><text:span text:style-name="Strong_20_Emphasis"><text:span text:style-name="T2">st-</text:span></text:span><text:span text:style-name="Strong_20_Emphasis"><text:span text:style-name="T4"> </text:span></text:span><text:span text:style-name="Strong_20_Emphasis"><text:span text:style-name="T6">receive an </text:span></text:span><text:span text:style-name="Strong_20_Emphasis"><text:span text:style-name="T9">e</text:span></text:span><text:span text:style-name="Strong_20_Emphasis"><text:span text:style-name="T8">.</text:span></text:span></text:p>
      <text:p text:style-name="Text_20_body"><text:span text:style-name="Strong_20_Emphasis"><text:span text:style-name="T2">schola</text:span></text:span><text:span text:style-name="T2"> → </text:span><text:span text:style-name="Strong_20_Emphasis"><text:span text:style-name="T2">escuela</text:span></text:span><text:span text:style-name="T2"> (Fr. </text:span><text:span text:style-name="Strong_20_Emphasis"><text:span text:style-name="T2">école</text:span></text:span><text:span text:style-name="T2">)</text:span></text:p>
      <text:p text:style-name="Text_20_body"><text:span text:style-name="Strong_20_Emphasis"><text:span text:style-name="T2">spina</text:span></text:span><text:span text:style-name="T2"> → </text:span><text:span text:style-name="Strong_20_Emphasis"><text:span text:style-name="T2">espina</text:span></text:span><text:span text:style-name="T2"> (Fr. </text:span><text:span text:style-name="Strong_20_Emphasis"><text:span text:style-name="T2">épine</text:span></text:span><text:span text:style-name="T2">)</text:span></text:p>
      <text:p text:style-name="Text_20_body"><text:span text:style-name="Strong_20_Emphasis"><text:span text:style-name="T2">stato</text:span></text:span><text:span text:style-name="T2"> → </text:span><text:span text:style-name="Strong_20_Emphasis"><text:span text:style-name="T2">estado</text:span></text:span><text:span text:style-name="T2"> (Fr. </text:span><text:span text:style-name="Strong_20_Emphasis"><text:span text:style-name="T2">état</text:span></text:span><text:span text:style-name="T2">, but Old Fr. </text:span><text:span text:style-name="Strong_20_Emphasis"><text:span text:style-name="T2">estat</text:span></text:span><text:span text:style-name="T2"> → English </text:span><text:span text:style-name="Strong_20_Emphasis"><text:span text:style-name="T2">es­tate</text:span></text:span><text:span text:style-name="T2">), as in </text:span><text:span text:style-name="Strong_20_Emphasis"><text:span text:style-name="T2">Los Estados Unidos</text:span></text:span><text:span text:style-name="T2">, </text:span><text:span text:style-name="Emphasis"><text:span text:style-name="T2">The United States</text:span></text:span></text:p>
      <text:p text:style-name="Text_20_body"><text:span text:style-name="T2">Initial </text:span><text:span text:style-name="Strong_20_Emphasis"><text:span text:style-name="T2">f</text:span></text:span><text:span text:style-name="T2"> before a vowel </text:span><text:span text:style-name="T7">and sometimes initial soft </text:span><text:span text:style-name="T10">g</text:span><text:span text:style-name="T2"> turned to </text:span><text:span text:style-name="Strong_20_Emphasis"><text:span text:style-name="T2">h</text:span></text:span><text:span text:style-name="T2">, except in the case of </text:span><text:span text:style-name="Strong_20_Emphasis"><text:span text:style-name="T2">fue-</text:span></text:span><text:span text:style-name="T2">.</text:span></text:p>
      <text:p text:style-name="Text_20_body"><text:span text:style-name="Strong_20_Emphasis"><text:span text:style-name="T2">forma</text:span></text:span><text:span text:style-name="T2"> → </text:span><text:span text:style-name="Strong_20_Emphasis"><text:span text:style-name="T2">horma</text:span></text:span></text:p>
      <text:p text:style-name="Text_20_body"><text:span text:style-name="Strong_20_Emphasis"><text:span text:style-name="T2">facere</text:span></text:span><text:span text:style-name="T2"> → </text:span><text:span text:style-name="Strong_20_Emphasis"><text:span text:style-name="T2">hacer</text:span></text:span></text:p>
      <text:p text:style-name="Text_20_body"><text:span text:style-name="Strong_20_Emphasis"><text:span text:style-name="T2">fabulari</text:span></text:span><text:span text:style-name="T2"> → </text:span><text:span text:style-name="Strong_20_Emphasis"><text:span text:style-name="T2">hablar</text:span></text:span></text:p>
      <text:p text:style-name="Text_20_body"><text:span text:style-name="Strong_20_Emphasis"><text:span text:style-name="T2">germana</text:span></text:span><text:span text:style-name="T2"> → </text:span><text:span text:style-name="Strong_20_Emphasis"><text:span text:style-name="T2">hermana</text:span></text:span></text:p>
      <text:p text:style-name="Text_20_body"><text:span text:style-name="Strong_20_Emphasis"><text:span text:style-name="T6">The beginning </text:span></text:span><text:span text:style-name="Strong_20_Emphasis"><text:span text:style-name="T2">cl</text:span></text:span><text:span text:style-name="T2">, </text:span><text:span text:style-name="Strong_20_Emphasis"><text:span text:style-name="T2">fl</text:span></text:span><text:span text:style-name="T2">, or </text:span><text:span text:style-name="Strong_20_Emphasis"><text:span text:style-name="T2">pl</text:span></text:span><text:span text:style-name="T2">, would usually change to begin with </text:span><text:span text:style-name="Strong_20_Emphasis"><text:span text:style-name="T2">ll</text:span></text:span><text:span text:style-name="T2"> (likewise in Italian to </text:span><text:span text:style-name="Strong_20_Emphasis"><text:span text:style-name="T2">chi</text:span></text:span><text:span text:style-name="T2">, </text:span><text:span text:style-name="Strong_20_Emphasis"><text:span text:style-name="T2">fi</text:span></text:span><text:span text:style-name="T2">, and </text:span><text:span text:style-name="Strong_20_Emphasis"><text:span text:style-name="T2">pi</text:span></text:span><text:span text:style-name="T2">).</text:span></text:p>
      <text:p text:style-name="Text_20_body"><text:span text:style-name="Strong_20_Emphasis"><text:span text:style-name="T2">clamare</text:span></text:span><text:span text:style-name="T2"> → </text:span><text:span text:style-name="Strong_20_Emphasis"><text:span text:style-name="T2">llamar</text:span></text:span></text:p>
      <text:p text:style-name="Text_20_body"><text:span text:style-name="Strong_20_Emphasis"><text:span text:style-name="T2">flamma</text:span></text:span><text:span text:style-name="T2"> → </text:span><text:span text:style-name="Strong_20_Emphasis"><text:span text:style-name="T2">llama</text:span></text:span></text:p>
      <text:p text:style-name="Text_20_body"><text:span text:style-name="Strong_20_Emphasis"><text:span text:style-name="T2">planum</text:span></text:span><text:span text:style-name="T2"> → </text:span><text:span text:style-name="Strong_20_Emphasis"><text:span text:style-name="T2">llano</text:span></text:span></text:p>
      <text:p text:style-name="Text_20_body"><text:span text:style-name="Strong_20_Emphasis"><text:span text:style-name="T2">illa</text:span></text:span><text:span text:style-name="T2"> → </text:span><text:span text:style-name="Strong_20_Emphasis"><text:span text:style-name="T2">ella</text:span></text:span></text:p>
      <text:h text:style-name="P5" text:outline-level="3">Final Letters</text:h>
      <text:p text:style-name="Text_20_body"><text:span text:style-name="T2">Spanish word will never end in a voiceless stop (such as </text:span><text:span text:style-name="Strong_20_Emphasis"><text:span text:style-name="T2">c</text:span></text:span><text:span text:style-name="T2">, </text:span><text:span text:style-name="Strong_20_Emphasis"><text:span text:style-name="T2">t</text:span></text:span><text:span text:style-name="T2">, or </text:span><text:span text:style-name="Strong_20_Emphasis"><text:span text:style-name="T2">p</text:span></text:span><text:span text:style-name="T2">), although it may end in </text:span><text:span text:style-name="Strong_20_Emphasis"><text:span text:style-name="T2">d</text:span></text:span><text:span text:style-name="T2">, usually after the loss of a final </text:span><text:span text:style-name="Strong_20_Emphasis"><text:span text:style-name="T2">e</text:span></text:span><text:span text:style-name="T2">.</text:span></text:p>
      <text:p text:style-name="Text_20_body"><text:span text:style-name="Strong_20_Emphasis"><text:span text:style-name="T2">est</text:span></text:span><text:span text:style-name="T2"> → </text:span><text:span text:style-name="Strong_20_Emphasis"><text:span text:style-name="T2">es</text:span></text:span></text:p>
      <text:p text:style-name="Text_20_body"><text:span text:style-name="Strong_20_Emphasis"><text:span text:style-name="T2">sunt</text:span></text:span><text:span text:style-name="T2"> → </text:span><text:span text:style-name="Strong_20_Emphasis"><text:span text:style-name="T2">son</text:span></text:span></text:p>
      <text:p text:style-name="Text_20_body"><text:span text:style-name="Strong_20_Emphasis"><text:span text:style-name="T2">tenet</text:span></text:span><text:span text:style-name="T2"> → </text:span><text:span text:style-name="Strong_20_Emphasis"><text:span text:style-name="T2">tiene</text:span></text:span></text:p>
      <text:p text:style-name="Text_20_body"><text:span text:style-name="Strong_20_Emphasis"><text:span text:style-name="T2">nec</text:span></text:span><text:span text:style-name="T2"> → </text:span><text:span text:style-name="Strong_20_Emphasis"><text:span text:style-name="T2">ni</text:span></text:span></text:p>
      <text:p text:style-name="Text_20_body"><text:soft-page-break/><text:span text:style-name="Strong_20_Emphasis"><text:span text:style-name="T2">unitate</text:span></text:span><text:span text:style-name="T2"> → </text:span><text:span text:style-name="Strong_20_Emphasis"><text:span text:style-name="T2">unidad</text:span></text:span></text:p>
      <text:p text:style-name="Text_20_body"><text:span text:style-name="T2">Spanish also refuses to end in </text:span><text:span text:style-name="Strong_20_Emphasis"><text:span text:style-name="T2">m</text:span></text:span><text:span text:style-name="T2">, which is regularly replaced with </text:span><text:span text:style-name="Strong_20_Emphasis"><text:span text:style-name="T2">n</text:span></text:span><text:span text:style-name="T2">.</text:span></text:p>
      <text:p text:style-name="Text_20_body"><text:span text:style-name="Strong_20_Emphasis"><text:span text:style-name="T2">cum</text:span></text:span><text:span text:style-name="T2"> → </text:span><text:span text:style-name="Strong_20_Emphasis"><text:span text:style-name="T2">con</text:span></text:span></text:p>
      <text:p text:style-name="Text_20_body"><text:span text:style-name="Strong_20_Emphasis"><text:span text:style-name="T2">tam</text:span></text:span><text:span text:style-name="T2"> → </text:span><text:span text:style-name="Strong_20_Emphasis"><text:span text:style-name="T2">tan</text:span></text:span></text:p>
      <text:p text:style-name="Text_20_body"><text:span text:style-name="T2">When a Latin word ended in a short </text:span><text:span text:style-name="Strong_20_Emphasis"><text:span text:style-name="T2">e</text:span></text:span><text:span text:style-name="T2">, Spanish could drop the </text:span><text:span text:style-name="Strong_20_Emphasis"><text:span text:style-name="T2">e</text:span></text:span><text:span text:style-name="T2">, but only if the rest of the word still ended correctly.</text:span></text:p>
      <text:p text:style-name="Text_20_body"><text:span text:style-name="Strong_20_Emphasis"><text:span text:style-name="T2">bene</text:span></text:span><text:span text:style-name="T2"> → </text:span><text:span text:style-name="Strong_20_Emphasis"><text:span text:style-name="T2">bien</text:span></text:span></text:p>
      <text:p text:style-name="Text_20_body"><text:span text:style-name="Strong_20_Emphasis"><text:span text:style-name="T2">dare</text:span></text:span><text:span text:style-name="T2"> → </text:span><text:span text:style-name="Strong_20_Emphasis"><text:span text:style-name="T2">dar</text:span></text:span></text:p>
      <text:p text:style-name="Text_20_body"><text:span text:style-name="Strong_20_Emphasis"><text:span text:style-name="T2">ante</text:span></text:span><text:span text:style-name="T2"> → </text:span><text:span text:style-name="Strong_20_Emphasis"><text:span text:style-name="T2">ante</text:span></text:span><text:span text:style-name="T2"> (not </text:span><text:span text:style-name="Strong_20_Emphasis"><text:span text:style-name="T2">ant</text:span></text:span><text:span text:style-name="T2">)</text:span></text:p>
      <text:p text:style-name="Text_20_body"><text:span text:style-name="Strong_20_Emphasis"><text:span text:style-name="T2">patre</text:span></text:span><text:span text:style-name="T2"> → </text:span><text:span text:style-name="Strong_20_Emphasis"><text:span text:style-name="T2">padre</text:span></text:span><text:span text:style-name="T2"> (not </text:span><text:span text:style-name="Strong_20_Emphasis"><text:span text:style-name="T2">padr</text:span></text:span><text:span text:style-name="T2">)</text:span></text:p>
      <text:p text:style-name="Text_20_body"><text:span text:style-name="T2">Latin words ending in </text:span><text:span text:style-name="Strong_20_Emphasis"><text:span text:style-name="T2">-x</text:span></text:span><text:span text:style-name="T2"> in the nominative regularly end in </text:span><text:span text:style-name="Strong_20_Emphasis"><text:span text:style-name="T2">-z</text:span></text:span><text:span text:style-name="T2"> in Spanish if the plural was </text:span><text:span text:style-name="Strong_20_Emphasis"><text:span text:style-name="T2">-ces</text:span></text:span><text:span text:style-name="T2">, or </text:span><text:span text:style-name="Strong_20_Emphasis"><text:span text:style-name="T2">-y</text:span></text:span><text:span text:style-name="T2"> if the plural was </text:span><text:span text:style-name="Strong_20_Emphasis"><text:span text:style-name="T2">-ges</text:span></text:span><text:span text:style-name="T2"> (the final </text:span><text:span text:style-name="Strong_20_Emphasis"><text:span text:style-name="T2">g</text:span></text:span><text:span text:style-name="T2"> changing completely to </text:span><text:span text:style-name="Strong_20_Emphasis"><text:span text:style-name="T2">y</text:span></text:span><text:span text:style-name="T2">).</text:span></text:p>
      <text:p text:style-name="Text_20_body"><text:span text:style-name="Strong_20_Emphasis"><text:span text:style-name="T2">voce</text:span></text:span><text:span text:style-name="T2"> → </text:span><text:span text:style-name="Strong_20_Emphasis"><text:span text:style-name="T2">voz</text:span></text:span><text:span text:style-name="T2">, </text:span><text:span text:style-name="Strong_20_Emphasis"><text:span text:style-name="T2">voces</text:span></text:span></text:p>
      <text:p text:style-name="Text_20_body"><text:span text:style-name="Strong_20_Emphasis"><text:span text:style-name="T2">rege</text:span></text:span><text:span text:style-name="T2"> → </text:span><text:span text:style-name="Strong_20_Emphasis"><text:span text:style-name="T2">rey</text:span></text:span><text:span text:style-name="T2">, </text:span><text:span text:style-name="Strong_20_Emphasis"><text:span text:style-name="T2">reyes</text:span></text:span></text:p>
      <text:h text:style-name="P5" text:outline-level="3">Common Particl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span text:style-name="Strong_20_Emphasis"><text:span text:style-name="T2">ille </text:span></text:span><text:span text:style-name="T2">→ </text:span><text:span text:style-name="Strong_20_Emphasis"><text:span text:style-name="T2">el </text:span></text:span></text:p>
          </table:table-cell>
          <table:table-cell table:style-name="Table1.B1" office:value-type="string">
            <text:p text:style-name="Table_20_Contents"><text:span text:style-name="Strong_20_Emphasis"><text:span text:style-name="T2">ad</text:span></text:span><text:span text:style-name="T2"> → </text:span><text:span text:style-name="Strong_20_Emphasis"><text:span text:style-name="T2">a </text:span></text:span></text:p>
          </table:table-cell>
          <table:table-cell table:style-name="Table1.C1" office:value-type="string">
            <text:p text:style-name="Table_20_Contents"><text:span text:style-name="Strong_20_Emphasis"><text:span text:style-name="T2">altero</text:span></text:span><text:span text:style-name="T2"> → </text:span><text:span text:style-name="Strong_20_Emphasis"><text:span text:style-name="T2">otro </text:span></text:span></text:p>
          </table:table-cell>
          <table:table-cell table:style-name="Table1.D1" office:value-type="string">
            <text:p text:style-name="Table_20_Contents"><text:span text:style-name="Strong_20_Emphasis"><text:span text:style-name="T2">ad horam</text:span></text:span><text:span text:style-name="T2"> → </text:span><text:span text:style-name="Strong_20_Emphasis"><text:span text:style-name="T2">ahora</text:span></text:span></text:p>
          </table:table-cell>
        </table:table-row>
        <table:table-row>
          <table:table-cell table:style-name="Table1.A13" office:value-type="string">
            <text:p text:style-name="Table_20_Contents"><text:span text:style-name="Strong_20_Emphasis"><text:span text:style-name="T2">illa</text:span></text:span><text:span text:style-name="T2"> → (</text:span><text:span text:style-name="Strong_20_Emphasis"><text:span text:style-name="T2">el</text:span></text:span><text:span text:style-name="T2">)</text:span><text:span text:style-name="Strong_20_Emphasis"><text:span text:style-name="T2">la</text:span></text:span></text:p>
          </table:table-cell>
          <table:table-cell table:style-name="Table1.B13" office:value-type="string">
            <text:p text:style-name="Table_20_Contents"><text:span text:style-name="Strong_20_Emphasis"><text:span text:style-name="T2">de</text:span></text:span><text:span text:style-name="T2"> → </text:span><text:span text:style-name="Strong_20_Emphasis"><text:span text:style-name="T2">de </text:span></text:span></text:p>
          </table:table-cell>
          <table:table-cell table:style-name="Table1.C13" office:value-type="string">
            <text:p text:style-name="Table_20_Contents"><text:span text:style-name="Strong_20_Emphasis"><text:span text:style-name="T2">nos alteros</text:span></text:span><text:span text:style-name="T2"> → </text:span><text:span text:style-name="Strong_20_Emphasis"><text:span text:style-name="T2">nosotros </text:span></text:span></text:p>
          </table:table-cell>
          <table:table-cell table:style-name="Table1.D13" office:value-type="string">
            <text:p text:style-name="Table_20_Contents"><text:span text:style-name="Strong_20_Emphasis"><text:span text:style-name="T2">deunde</text:span></text:span><text:span text:style-name="T2"> → </text:span><text:span text:style-name="Strong_20_Emphasis"><text:span text:style-name="T2">donde </text:span></text:span></text:p>
          </table:table-cell>
        </table:table-row>
        <table:table-row>
          <table:table-cell table:style-name="Table1.A13" office:value-type="string">
            <text:p text:style-name="Table_20_Contents"><text:span text:style-name="Strong_20_Emphasis"><text:span text:style-name="T2">illos</text:span></text:span><text:span text:style-name="T2"> → (</text:span><text:span text:style-name="Strong_20_Emphasis"><text:span text:style-name="T2">el</text:span></text:span><text:span text:style-name="T2">)</text:span><text:span text:style-name="Strong_20_Emphasis"><text:span text:style-name="T2">los</text:span></text:span></text:p>
          </table:table-cell>
          <table:table-cell table:style-name="Table1.B13" office:value-type="string">
            <text:p text:style-name="Table_20_Contents"><text:span text:style-name="Strong_20_Emphasis"><text:span text:style-name="T2">in</text:span></text:span><text:span text:style-name="T2"> → </text:span><text:span text:style-name="Strong_20_Emphasis"><text:span text:style-name="T2">en </text:span></text:span></text:p>
          </table:table-cell>
          <table:table-cell table:style-name="Table1.C13" office:value-type="string">
            <text:p text:style-name="Table_20_Contents"><text:span text:style-name="Strong_20_Emphasis"><text:span text:style-name="T2">vostra mercede</text:span></text:span><text:span text:style-name="T2"> → </text:span><text:span text:style-name="Strong_20_Emphasis"><text:span text:style-name="T2">usted</text:span></text:span></text:p>
          </table:table-cell>
          <table:table-cell table:style-name="Table1.D13" office:value-type="string">
            <text:p text:style-name="Table_20_Contents"><text:span text:style-name="Strong_20_Emphasis"><text:span text:style-name="T2">inter</text:span></text:span><text:span text:style-name="T2"> → </text:span><text:span text:style-name="Strong_20_Emphasis"><text:span text:style-name="T2">entre </text:span></text:span></text:p>
          </table:table-cell>
        </table:table-row>
        <table:table-row>
          <table:table-cell table:style-name="Table1.A13" office:value-type="string">
            <text:p text:style-name="Table_20_Contents"><text:span text:style-name="Strong_20_Emphasis"><text:span text:style-name="T2">uno</text:span></text:span><text:span text:style-name="T2"> → </text:span><text:span text:style-name="Strong_20_Emphasis"><text:span text:style-name="T2">un</text:span></text:span><text:span text:style-name="T2">(</text:span><text:span text:style-name="Strong_20_Emphasis"><text:span text:style-name="T2">o</text:span></text:span><text:span text:style-name="T2">)</text:span></text:p>
          </table:table-cell>
          <table:table-cell table:style-name="Table1.B13" office:value-type="string">
            <text:p text:style-name="Table_20_Contents"><text:span text:style-name="Strong_20_Emphasis"><text:span text:style-name="T2">cum</text:span></text:span><text:span text:style-name="T2"> → </text:span><text:span text:style-name="Strong_20_Emphasis"><text:span text:style-name="T2">con </text:span></text:span></text:p>
          </table:table-cell>
          <table:table-cell table:style-name="Table1.C13" office:value-type="string">
            <text:p text:style-name="Table_20_Contents"><text:span text:style-name="Strong_20_Emphasis"><text:span text:style-name="T2">multo</text:span></text:span><text:span text:style-name="T2"> → </text:span><text:span text:style-name="Strong_20_Emphasis"><text:span text:style-name="T2">mucho</text:span></text:span></text:p>
          </table:table-cell>
          <table:table-cell table:style-name="Table1.D13" office:value-type="string">
            <text:p text:style-name="Table_20_Contents"><text:span text:style-name="Strong_20_Emphasis"><text:span text:style-name="T2">magis</text:span></text:span><text:span text:style-name="T2"> → </text:span><text:span text:style-name="Strong_20_Emphasis"><text:span text:style-name="T2">más</text:span></text:span></text:p>
          </table:table-cell>
        </table:table-row>
        <table:table-row>
          <table:table-cell table:style-name="Table1.A13" office:value-type="string">
            <text:p text:style-name="Table_20_Contents"><text:span text:style-name="Strong_20_Emphasis"><text:span text:style-name="T2">una</text:span></text:span><text:span text:style-name="T2"> → </text:span><text:span text:style-name="Strong_20_Emphasis"><text:span text:style-name="T2">una </text:span></text:span></text:p>
          </table:table-cell>
          <table:table-cell table:style-name="Table1.B13" office:value-type="string">
            <text:p text:style-name="Table_20_Contents"><text:span text:style-name="Strong_20_Emphasis"><text:span text:style-name="T2">sine</text:span></text:span><text:span text:style-name="T2"> → </text:span><text:span text:style-name="Strong_20_Emphasis"><text:span text:style-name="T2">sin</text:span></text:span></text:p>
          </table:table-cell>
          <table:table-cell table:style-name="Table1.C13" office:value-type="string">
            <text:p text:style-name="Table_20_Contents"><text:span text:style-name="Strong_20_Emphasis"><text:span text:style-name="T2">pauco</text:span></text:span><text:span text:style-name="T2"> → </text:span><text:span text:style-name="Strong_20_Emphasis"><text:span text:style-name="T2">poco</text:span></text:span></text:p>
          </table:table-cell>
          <table:table-cell table:style-name="Table1.D13" office:value-type="string">
            <text:p text:style-name="Table_20_Contents"><text:span text:style-name="Strong_20_Emphasis"><text:span text:style-name="T2">minus</text:span></text:span><text:span text:style-name="T2"> → </text:span><text:span text:style-name="Strong_20_Emphasis"><text:span text:style-name="T2">menos </text:span></text:span></text:p>
          </table:table-cell>
        </table:table-row>
        <table:table-row>
          <table:table-cell table:style-name="Table1.A13" office:value-type="string">
            <text:p text:style-name="Table_20_Contents"><text:span text:style-name="Strong_20_Emphasis"><text:span text:style-name="T2">sic</text:span></text:span><text:span text:style-name="T2"> → </text:span><text:span text:style-name="Strong_20_Emphasis"><text:span text:style-name="T2">sí</text:span></text:span></text:p>
          </table:table-cell>
          <table:table-cell table:style-name="Table1.B13" office:value-type="string">
            <text:p text:style-name="Table_20_Contents"><text:span text:style-name="Strong_20_Emphasis"><text:span text:style-name="T2">per</text:span></text:span><text:span text:style-name="T2"> → </text:span><text:span text:style-name="Strong_20_Emphasis"><text:span text:style-name="T2">por </text:span></text:span></text:p>
          </table:table-cell>
          <table:table-cell table:style-name="Table1.C13" office:value-type="string">
            <text:p text:style-name="Table_20_Contents"><text:span text:style-name="Strong_20_Emphasis"><text:span text:style-name="T2">tanto</text:span></text:span><text:span text:style-name="T2"> → </text:span><text:span text:style-name="Strong_20_Emphasis"><text:span text:style-name="T2">tanto</text:span></text:span></text:p>
          </table:table-cell>
          <table:table-cell table:style-name="Table1.D13" office:value-type="string">
            <text:p text:style-name="Table_20_Contents"><text:span text:style-name="Strong_20_Emphasis"><text:span text:style-name="T2">tam</text:span></text:span><text:span text:style-name="T2"> → </text:span><text:span text:style-name="Strong_20_Emphasis"><text:span text:style-name="T2">tan </text:span></text:span></text:p>
          </table:table-cell>
        </table:table-row>
        <table:table-row>
          <table:table-cell table:style-name="Table1.A13" office:value-type="string">
            <text:p text:style-name="Table_20_Contents"><text:span text:style-name="Strong_20_Emphasis"><text:span text:style-name="T2">ad sic</text:span></text:span><text:span text:style-name="T2"> → </text:span><text:span text:style-name="Strong_20_Emphasis"><text:span text:style-name="T2">así</text:span></text:span></text:p>
          </table:table-cell>
          <table:table-cell table:style-name="Table1.B13" office:value-type="string">
            <text:p text:style-name="Table_20_Contents"><text:span text:style-name="Strong_20_Emphasis"><text:span text:style-name="T2">pro</text:span></text:span><text:span text:style-name="T2"> → </text:span><text:span text:style-name="Strong_20_Emphasis"><text:span text:style-name="T2">para </text:span></text:span></text:p>
          </table:table-cell>
          <table:table-cell table:style-name="Table1.C13" office:value-type="string">
            <text:p text:style-name="Table_20_Contents"><text:span text:style-name="Strong_20_Emphasis"><text:span text:style-name="T2">bene</text:span></text:span><text:span text:style-name="T2"> → </text:span><text:span text:style-name="Strong_20_Emphasis"><text:span text:style-name="T2">bien </text:span></text:span></text:p>
          </table:table-cell>
          <table:table-cell table:style-name="Table1.D13" office:value-type="string">
            <text:p text:style-name="Table_20_Contents"><text:span text:style-name="Strong_20_Emphasis"><text:span text:style-name="T2">tam bene</text:span></text:span><text:span text:style-name="T2"> → </text:span><text:span text:style-name="Strong_20_Emphasis"><text:span text:style-name="T2">tam­bién</text:span></text:span></text:p>
          </table:table-cell>
        </table:table-row>
        <table:table-row>
          <table:table-cell table:style-name="Table1.A13" office:value-type="string">
            <text:p text:style-name="Table_20_Contents"><text:span text:style-name="Strong_20_Emphasis"><text:span text:style-name="T2">non</text:span></text:span><text:span text:style-name="T2"> → </text:span><text:span text:style-name="Strong_20_Emphasis"><text:span text:style-name="T2">no</text:span></text:span></text:p>
          </table:table-cell>
          <table:table-cell table:style-name="Table1.B13" office:value-type="string">
            <text:p text:style-name="Table_20_Contents"><text:span text:style-name="Strong_20_Emphasis"><text:span text:style-name="T2">super</text:span></text:span><text:span text:style-name="T2"> → </text:span><text:span text:style-name="Strong_20_Emphasis"><text:span text:style-name="T2">sobre </text:span></text:span></text:p>
          </table:table-cell>
          <table:table-cell table:style-name="Table1.C13" office:value-type="string">
            <text:p text:style-name="Table_20_Contents"><text:span text:style-name="Strong_20_Emphasis"><text:span text:style-name="T2">illic</text:span></text:span><text:span text:style-name="T2"> → </text:span><text:span text:style-name="Strong_20_Emphasis"><text:span text:style-name="T2">allí </text:span></text:span></text:p>
          </table:table-cell>
          <table:table-cell table:style-name="Table1.D13" office:value-type="string">
            <text:p text:style-name="Table_20_Contents"><text:span text:style-name="Strong_20_Emphasis"><text:span text:style-name="T2">tam paucum</text:span></text:span><text:span text:style-name="T2"> → </text:span><text:span text:style-name="Strong_20_Emphasis"><text:span text:style-name="T2">tampoco</text:span></text:span></text:p>
          </table:table-cell>
        </table:table-row>
        <table:table-row>
          <table:table-cell table:style-name="Table1.A13" office:value-type="string">
            <text:p text:style-name="Table_20_Contents"><text:span text:style-name="Strong_20_Emphasis"><text:span text:style-name="T2">si</text:span></text:span><text:span text:style-name="T2"> → </text:span><text:span text:style-name="Strong_20_Emphasis"><text:span text:style-name="T2">si</text:span></text:span></text:p>
          </table:table-cell>
          <table:table-cell table:style-name="Table1.B13" office:value-type="string">
            <text:p text:style-name="Table_20_Contents"><text:span text:style-name="Strong_20_Emphasis"><text:span text:style-name="T2">quem</text:span></text:span><text:span text:style-name="T2"> → </text:span><text:span text:style-name="Strong_20_Emphasis"><text:span text:style-name="T2">quien </text:span></text:span></text:p>
          </table:table-cell>
          <table:table-cell table:style-name="Table1.C13" office:value-type="string">
            <text:p text:style-name="Table_20_Contents"><text:span text:style-name="Strong_20_Emphasis"><text:span text:style-name="T2">jam</text:span></text:span><text:span text:style-name="T2"> → </text:span><text:span text:style-name="Strong_20_Emphasis"><text:span text:style-name="T2">ya</text:span></text:span></text:p>
          </table:table-cell>
          <table:table-cell table:style-name="Table1.D13" office:value-type="string">
            <text:p text:style-name="Table_20_Contents"><text:span text:style-name="Strong_20_Emphasis"><text:span text:style-name="T2">toto</text:span></text:span><text:span text:style-name="T2"> → </text:span><text:span text:style-name="Strong_20_Emphasis"><text:span text:style-name="T2">todo </text:span></text:span></text:p>
          </table:table-cell>
        </table:table-row>
        <table:table-row>
          <table:table-cell table:style-name="Table1.A13" office:value-type="string">
            <text:p text:style-name="Table_20_Contents"><text:span text:style-name="Strong_20_Emphasis"><text:span text:style-name="T2">et</text:span></text:span><text:span text:style-name="T2"> → </text:span><text:span text:style-name="Strong_20_Emphasis"><text:span text:style-name="T2">e</text:span></text:span><text:span text:style-name="T2"> → </text:span><text:span text:style-name="Strong_20_Emphasis"><text:span text:style-name="T2">y </text:span></text:span></text:p>
          </table:table-cell>
          <table:table-cell table:style-name="Table1.B13" office:value-type="string">
            <text:p text:style-name="Table_20_Contents"><text:span text:style-name="Strong_20_Emphasis"><text:span text:style-name="T2">aliquem</text:span></text:span><text:span text:style-name="T2"> → </text:span><text:span text:style-name="Strong_20_Emphasis"><text:span text:style-name="T2">al­guién </text:span></text:span></text:p>
          </table:table-cell>
          <table:table-cell table:style-name="Table1.C13" office:value-type="string">
            <text:p text:style-name="Table_20_Contents"><text:span text:style-name="Strong_20_Emphasis"><text:span text:style-name="T2">heri</text:span></text:span><text:span text:style-name="T2"> → </text:span><text:span text:style-name="Strong_20_Emphasis"><text:span text:style-name="T2">ayer </text:span></text:span></text:p>
          </table:table-cell>
          <table:table-cell table:style-name="Table1.D13" office:value-type="string">
            <text:p text:style-name="Table_20_Contents"><text:span text:style-name="Strong_20_Emphasis"><text:span text:style-name="T2">tota via</text:span></text:span><text:span text:style-name="T2"> → </text:span><text:span text:style-name="Strong_20_Emphasis"><text:span text:style-name="T2">todavía </text:span></text:span></text:p>
          </table:table-cell>
        </table:table-row>
        <table:table-row>
          <table:table-cell table:style-name="Table1.A13" office:value-type="string">
            <text:p text:style-name="Table_20_Contents"><text:span text:style-name="Strong_20_Emphasis"><text:span text:style-name="T2">aut</text:span></text:span><text:span text:style-name="T2"> → </text:span><text:span text:style-name="Strong_20_Emphasis"><text:span text:style-name="T2">ot</text:span></text:span><text:span text:style-name="T2"> → </text:span><text:span text:style-name="Strong_20_Emphasis"><text:span text:style-name="T2">o</text:span></text:span></text:p>
          </table:table-cell>
          <table:table-cell table:style-name="Table1.B13" office:value-type="string">
            <text:p text:style-name="Table_20_Contents"><text:span text:style-name="Strong_20_Emphasis"><text:span text:style-name="T2">quid</text:span></text:span><text:span text:style-name="T2"> → </text:span><text:span text:style-name="Strong_20_Emphasis"><text:span text:style-name="T2">que </text:span></text:span></text:p>
          </table:table-cell>
          <table:table-cell table:style-name="Table1.C13" office:value-type="string">
            <text:p text:style-name="Table_20_Contents"><text:span text:style-name="Strong_20_Emphasis"><text:span text:style-name="T2">hodie</text:span></text:span><text:span text:style-name="T2"> → </text:span><text:span text:style-name="Strong_20_Emphasis"><text:span text:style-name="T2">hoy </text:span></text:span></text:p>
          </table:table-cell>
          <table:table-cell table:style-name="Table1.D13" office:value-type="string">
            <text:p text:style-name="Table_20_Contents"><text:span text:style-name="Strong_20_Emphasis"><text:span text:style-name="T2">post</text:span></text:span><text:span text:style-name="T2"> → (</text:span><text:span text:style-name="Strong_20_Emphasis"><text:span text:style-name="T2">des</text:span></text:span><text:span text:style-name="T2">)</text:span><text:span text:style-name="Strong_20_Emphasis"><text:span text:style-name="T2">pues </text:span></text:span></text:p>
          </table:table-cell>
        </table:table-row>
        <table:table-row>
          <table:table-cell table:style-name="Table1.A13" office:value-type="string">
            <text:p text:style-name="Table_20_Contents"><text:span text:style-name="Strong_20_Emphasis"><text:span text:style-name="T2">nec</text:span></text:span><text:span text:style-name="T2"> → </text:span><text:span text:style-name="Strong_20_Emphasis"><text:span text:style-name="T2">ni</text:span></text:span></text:p>
          </table:table-cell>
          <table:table-cell table:style-name="Table1.B13" office:value-type="string">
            <text:p text:style-name="Table_20_Contents"><text:span text:style-name="Strong_20_Emphasis"><text:span text:style-name="T2">quando</text:span></text:span><text:span text:style-name="T2"> → </text:span><text:span text:style-name="Strong_20_Emphasis"><text:span text:style-name="T2">cuando</text:span></text:span></text:p>
          </table:table-cell>
          <table:table-cell table:style-name="Table1.C13" office:value-type="string">
            <text:p text:style-name="Table_20_Contents"><text:span text:style-name="Strong_20_Emphasis"><text:span text:style-name="T2">semper</text:span></text:span><text:span text:style-name="T2"> → </text:span><text:span text:style-name="Strong_20_Emphasis"><text:span text:style-name="T2">siempre</text:span></text:span></text:p>
          </table:table-cell>
          <table:table-cell table:style-name="Table1.D13" office:value-type="string">
            <text:p text:style-name="Table_20_Contents"><text:span text:style-name="Strong_20_Emphasis"><text:span text:style-name="T2">vice</text:span></text:span><text:span text:style-name="T2"> → </text:span><text:span text:style-name="Strong_20_Emphasis"><text:span text:style-name="T2">vez </text:span></text:span></text:p>
          </table:table-cell>
        </table:table-row>
        <table:table-row>
          <table:table-cell table:style-name="Table1.A13" office:value-type="string">
            <text:p text:style-name="Table_20_Contents"><text:span text:style-name="Strong_20_Emphasis"><text:span text:style-name="T2">quam</text:span></text:span><text:span text:style-name="T2"> → </text:span><text:span text:style-name="Strong_20_Emphasis"><text:span text:style-name="T2">que </text:span></text:span></text:p>
          </table:table-cell>
          <table:table-cell table:style-name="Table1.B13" office:value-type="string">
            <text:p text:style-name="Table_20_Contents"><text:span text:style-name="Strong_20_Emphasis"><text:span text:style-name="T2">quanto</text:span></text:span><text:span text:style-name="T2"> → </text:span><text:span text:style-name="Strong_20_Emphasis"><text:span text:style-name="T2">cuanto </text:span></text:span></text:p>
          </table:table-cell>
          <table:table-cell table:style-name="Table1.C13" office:value-type="string">
            <text:p text:style-name="Table_20_Contents"><text:span text:style-name="Strong_20_Emphasis"><text:span text:style-name="T2">numquam</text:span></text:span><text:span text:style-name="T2"> → </text:span><text:span text:style-name="Strong_20_Emphasis"><text:span text:style-name="T2">nuncuan</text:span></text:span><text:span text:style-name="T2"> → </text:span><text:span text:style-name="Strong_20_Emphasis"><text:span text:style-name="T2">nunca</text:span></text:span></text:p>
          </table:table-cell>
          <table:table-cell table:style-name="Table1.D13" office:value-type="string">
            <text:p text:style-name="Table_20_Contents"><text:span text:style-name="Strong_20_Emphasis"><text:span text:style-name="T2">facit</text:span></text:span><text:span text:style-name="T2"> → </text:span><text:span text:style-name="Strong_20_Emphasis"><text:span text:style-name="T2">hace </text:span></text:span></text:p>
          </table:table-cell>
        </table:table-row>
        <table:table-row>
          <table:table-cell table:style-name="Table1.A14" office:value-type="string">
            <text:p text:style-name="Table_20_Contents"><text:span text:style-name="Strong_20_Emphasis"><text:span text:style-name="T2">qui</text:span></text:span><text:span text:style-name="T2"> → </text:span><text:span text:style-name="Strong_20_Emphasis"><text:span text:style-name="T2">que </text:span></text:span></text:p>
          </table:table-cell>
          <table:table-cell table:style-name="Table1.B14" office:value-type="string">
            <text:p text:style-name="Table_20_Contents"><text:span text:style-name="Strong_20_Emphasis"><text:span text:style-name="T2">qualis</text:span></text:span><text:span text:style-name="T2"> → </text:span><text:span text:style-name="Strong_20_Emphasis"><text:span text:style-name="T2">cual </text:span></text:span></text:p>
          </table:table-cell>
          <table:table-cell table:style-name="Table1.C14" office:value-type="string">
            <text:p text:style-name="Table_20_Contents"><text:span text:style-name="Strong_20_Emphasis"><text:span text:style-name="T2">quomodo</text:span></text:span><text:span text:style-name="T2"> → </text:span><text:span text:style-name="Strong_20_Emphasis"><text:span text:style-name="T2">quomo</text:span></text:span><text:span text:style-name="T2"> → </text:span><text:span text:style-name="Strong_20_Emphasis"><text:span text:style-name="T2">como </text:span></text:span></text:p>
          </table:table-cell>
          <table:table-cell table:style-name="Table1.D14" office:value-type="string">
            <text:h text:style-name="P5" text:outline-level="3"/>
          </table:table-cell>
        </table:table-row>
      </table:table>
      <text:h text:style-name="P5" text:outline-level="3">Prefixes &amp; Suffixes</text:h>
      <text:p text:style-name="Text_20_body"><text:span text:style-name="T2">The prefixes of Latin, e.g. </text:span><text:span text:style-name="Strong_20_Emphasis"><text:span text:style-name="T2">ad-</text:span></text:span><text:span text:style-name="T2">, </text:span><text:span text:style-name="Strong_20_Emphasis"><text:span text:style-name="T2">com-</text:span></text:span><text:span text:style-name="T2">, </text:span><text:span text:style-name="Strong_20_Emphasis"><text:span text:style-name="T2">de-</text:span></text:span><text:span text:style-name="T2">, </text:span><text:span text:style-name="Strong_20_Emphasis"><text:span text:style-name="T2">ob-</text:span></text:span><text:span text:style-name="T2">, </text:span><text:span text:style-name="Strong_20_Emphasis"><text:span text:style-name="T2">sub-</text:span></text:span><text:span text:style-name="T2">, etc. have remained intact, except for </text:span><text:span text:style-name="Strong_20_Emphasis"><text:span text:style-name="T2">dis-</text:span></text:span><text:span text:style-name="T2">, which has usually be­come </text:span><text:span text:style-name="Strong_20_Emphasis"><text:span text:style-name="T2">des-</text:span></text:span><text:span text:style-name="T2"> (sometimes replacing </text:span><text:span text:style-name="Strong_20_Emphasis"><text:span text:style-name="T2">di-</text:span></text:span><text:span text:style-name="T2"> or </text:span><text:span text:style-name="Strong_20_Emphasis"><text:span text:style-name="T2">de-</text:span></text:span><text:span text:style-name="T2">), according to the rules of phonetic transformation described above.</text:span></text:p>
      <text:p text:style-name="Text_20_body"><text:span text:style-name="Strong_20_Emphasis"><text:span text:style-name="T2">discurrere</text:span></text:span><text:span text:style-name="T2"> → </text:span><text:span text:style-name="Strong_20_Emphasis"><text:span text:style-name="T2">descorrer</text:span></text:span></text:p>
      <text:p text:style-name="Text_20_body"><text:span text:style-name="T2">Remember that Spanish adds an </text:span><text:span text:style-name="Strong_20_Emphasis"><text:span text:style-name="T2">e-</text:span></text:span><text:span text:style-name="T2"> prefix before words be­ginning with </text:span><text:span text:style-name="Strong_20_Emphasis"><text:span text:style-name="T2">sc</text:span></text:span><text:span text:style-name="T2">, </text:span><text:span text:style-name="Strong_20_Emphasis"><text:span text:style-name="T2">sp</text:span></text:span><text:span text:style-name="T2">, or </text:span><text:span text:style-name="Strong_20_Emphasis"><text:span text:style-name="T2">st</text:span></text:span><text:span text:style-name="T2">.</text:span></text:p>
      <text:p text:style-name="Text_20_body"><text:span text:style-name="Strong_20_Emphasis"><text:span text:style-name="T2">status</text:span></text:span><text:span text:style-name="T2"> → </text:span><text:span text:style-name="Strong_20_Emphasis"><text:span text:style-name="T2">estado</text:span></text:span></text:p>
      <text:p text:style-name="P2">The suffixes have generally followed the rules of tranfor­mation above, but the following are worth pointing out:</text:p>
      <text:p text:style-name="Text_20_body"><text:span text:style-name="Strong_20_Emphasis"><text:span text:style-name="T2">-tor</text:span></text:span><text:span text:style-name="T2"> → </text:span><text:span text:style-name="Strong_20_Emphasis"><text:span text:style-name="T2">-dor</text:span></text:span></text:p>
      <text:p text:style-name="Text_20_body"><text:span text:style-name="Strong_20_Emphasis"><text:span text:style-name="T2">-tione</text:span></text:span><text:span text:style-name="T2"> → </text:span><text:span text:style-name="Strong_20_Emphasis"><text:span text:style-name="T2">-ción</text:span></text:span></text:p>
      <text:p text:style-name="Text_20_body"><text:span text:style-name="Strong_20_Emphasis"><text:span text:style-name="T2">-tia</text:span></text:span><text:span text:style-name="T2"> → </text:span><text:span text:style-name="Strong_20_Emphasis"><text:span text:style-name="T2">-cia</text:span></text:span></text:p>
      <text:p text:style-name="Text_20_body"><text:span text:style-name="Strong_20_Emphasis"><text:span text:style-name="T2">-tate</text:span></text:span><text:span text:style-name="T2"> → </text:span><text:span text:style-name="Strong_20_Emphasis"><text:span text:style-name="T2">-dad</text:span></text:span></text:p>
      <text:p text:style-name="Text_20_body"><text:span text:style-name="Strong_20_Emphasis"><text:span text:style-name="T2">-tudine</text:span></text:span><text:span text:style-name="T2"> → </text:span><text:span text:style-name="Strong_20_Emphasis"><text:span text:style-name="T2">-tud</text:span></text:span></text:p>
      <text:p text:style-name="Text_20_body"><text:span text:style-name="Strong_20_Emphasis"><text:span text:style-name="T2">-ace</text:span></text:span><text:span text:style-name="T2"> → </text:span><text:span text:style-name="Strong_20_Emphasis"><text:span text:style-name="T2">-az</text:span></text:span><text:span text:style-name="T2"> (</text:span><text:span text:style-name="Emphasis"><text:span text:style-name="T2">pl.</text:span></text:span><text:span text:style-name="T2"> </text:span><text:span text:style-name="Strong_20_Emphasis"><text:span text:style-name="T2">-aces</text:span></text:span><text:span text:style-name="T2">)</text:span></text:p>
      <text:p text:style-name="Text_20_body"><text:span text:style-name="Strong_20_Emphasis"><text:span text:style-name="T2">-culo</text:span></text:span><text:span text:style-name="T2"> → </text:span><text:span text:style-name="Strong_20_Emphasis"><text:span text:style-name="T2">-jo</text:span></text:span></text:p>
      <text:h text:style-name="P5" text:outline-level="3">Examples:</text:h>
      <text:p text:style-name="Text_20_body"><text:span text:style-name="Strong_20_Emphasis"><text:span text:style-name="T2">dictator</text:span></text:span><text:span text:style-name="T2"> → </text:span><text:span text:style-name="Strong_20_Emphasis"><text:span text:style-name="T2">dictador</text:span></text:span></text:p>
      <text:p text:style-name="Text_20_body"><text:span text:style-name="Strong_20_Emphasis"><text:span text:style-name="T2">natione</text:span></text:span><text:span text:style-name="T2"> → </text:span><text:span text:style-name="Strong_20_Emphasis"><text:span text:style-name="T2">nación</text:span></text:span></text:p>
      <text:p text:style-name="Text_20_body"><text:span text:style-name="Strong_20_Emphasis"><text:span text:style-name="T2">patientia</text:span></text:span><text:span text:style-name="T2"> → </text:span><text:span text:style-name="Strong_20_Emphasis"><text:span text:style-name="T2">paciencia</text:span></text:span></text:p>
      <text:p text:style-name="Text_20_body"><text:span text:style-name="Strong_20_Emphasis"><text:span text:style-name="T2">civitate</text:span></text:span><text:span text:style-name="T2"> → </text:span><text:span text:style-name="Strong_20_Emphasis"><text:span text:style-name="T2">ciudad</text:span></text:span></text:p>
      <text:p text:style-name="Text_20_body"><text:span text:style-name="Strong_20_Emphasis"><text:span text:style-name="T2">altitudo</text:span></text:span><text:span text:style-name="T2"> → </text:span><text:span text:style-name="Strong_20_Emphasis"><text:span text:style-name="T2">altitud</text:span></text:span></text:p>
      <text:p text:style-name="Text_20_body"><text:span text:style-name="Strong_20_Emphasis"><text:span text:style-name="T2">audace</text:span></text:span><text:span text:style-name="T2"> → </text:span><text:span text:style-name="Strong_20_Emphasis"><text:span text:style-name="T2">audaz</text:span></text:span></text:p>
      <text:p text:style-name="Text_20_body"><text:span text:style-name="Strong_20_Emphasis"><text:span text:style-name="T2">oculo</text:span></text:span><text:span text:style-name="T2"> → </text:span><text:span text:style-name="Strong_20_Emphasis"><text:span text:style-name="T2">ojo</text:span></text:span></text:p>
      <text:h text:style-name="P5" text:outline-level="3">A Comparison</text:h>
      <text:p text:style-name="P2">Here is a sentence written in five somewhat different lan­guages to illustrate the similarities and differences among them. They are (1) plain classical Latin, (2) correct Latin in the vulgar style, (3) a common sort of late vulgar Latin, (4) Spanish, (5) Portuguese, and (6) English.</text:p>
      <text:list xml:id="list7358470229989340581" text:style-name="L1">
        <text:list-item>
          <text:p text:style-name="P3">Filia domini tui omne nocte temptat facere librum plenum statuarum cum decem capitibus.</text:p>
        </text:list-item>
        <text:list-item>
          <text:p text:style-name="P3">Illa filia de tuo domino temptat cata nocte facere unum librum plenum de statuis cum decem capitibus.</text:p>
        </text:list-item>
        <text:list-item>
          <text:p text:style-name="P3">Illa filia de tuo domino tentat cata nocte facer uno libro pleno de statuas com dece capitias.</text:p>
        </text:list-item>
        <text:list-item>
          <text:p text:style-name="P3">La hija de tu dueño intenta cada noche hacer un li­bro lleno de estatuas con diez cabezas.</text:p>
        </text:list-item>
        <text:list-item>
          <text:p text:style-name="P3">A filha de teu dono tenta cada noite fazer um livro pleno de estátuas com dez cabeças.</text:p>
        </text:list-item>
        <text:list-item>
          <text:p text:style-name="P3">The daughter of your lord tries every night to make a book full of statues with ten head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iri" svg:font-family="Amiri"/>
    <style:font-face style:name="Lato" svg:font-family="Lato, sans-serif"/>
    <style:font-face style:name="monospace" svg:font-family="monospace, monospace"/>
    <style:font-face style:name="Times New Roman1" svg:font-family="'Times New Roman'" style:font-family-generic="roman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 Black" svg:font-family="'Lato Black'" style:font-adornments="Black" style:font-pitch="variable"/>
    <style:font-face style:name="Lato Heavy" svg:font-family="'Lato Heavy'" style:font-adornments="Heavy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Helvetica CE" svg:font-family="'Helvetica CE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Amiri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Amiri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style:writing-mode="page"/>
      <style:text-properties fo:color="#000000" style:font-name="Lato" fo:font-family="Lato, sans-serif" fo:font-size="15pt" fo:font-weight="normal" style:font-name-asian="Lato" style:font-family-asian="Lato, sans-serif" style:font-size-asian="15pt" style:font-weight-asian="normal" style:font-name-complex="Lato" style:font-family-complex="Lato, sans-serif" style:font-size-complex="15pt" style:font-weight-complex="normal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1965in" loext:contextual-spacing="false" style:page-number="auto" fo:keep-with-next="always" style:writing-mode="page"/>
      <style:text-properties style:font-name="Helvetica CE" fo:font-family="'Helvetica CE'" style:font-style-name="Regular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00%" fo:text-align="justify" style:justify-single-word="false" style:page-number="auto" style:writing-mode="page">
        <style:tab-stops/>
      </style:paragraph-properties>
      <style:text-properties fo:color="#000000" style:font-name="Times New Roman" fo:font-family="'Times New Roman'" style:font-style-name="Regular" style:font-family-generic="roman" style:font-pitch="variable" fo:font-size="10.5pt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Noto Sans CJK SC Regular" style:font-family-asian="'Noto Sans CJK SC Regular'" style:font-family-generic-asian="swiss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in" loext:contextual-spacing="false" fo:line-height="100%" style:writing-mode="page"/>
      <style:text-properties style:font-name="Lato" fo:font-family="Lato, sans-serif" fo:font-size="14pt" fo:font-weight="bold" style:font-name-asian="Lato" style:font-family-asian="Lato, sans-serif" style:font-size-asian="27pt" style:font-weight-asian="normal" style:font-name-complex="Lato" style:font-family-complex="Lato, sans-serif" style:font-size-complex="27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monospace" fo:font-family="monospace, monospace" fo:font-size="10pt" style:font-name-asian="monospace" style:font-family-asian="monospace, monospace" style:font-size-asian="10pt" style:font-name-complex="monospace" style:font-family-complex="monospace, monospace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in" fo:margin-bottom="0.0799in" loext:contextual-spacing="false" fo:line-height="100%" style:writing-mode="page"/>
      <style:text-properties style:font-name="Lato Black" fo:font-family="'Lato Black'" style:font-style-name="Black" style:font-pitch="variable" fo:font-size="22.5pt" fo:font-weight="900" style:font-name-asian="Lato" style:font-family-asian="Lato, sans-serif" style:font-size-asian="22.5pt" style:font-weight-asian="normal" style:font-name-complex="Lato" style:font-family-complex="Lato, sans-serif" style:font-size-complex="22.5pt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402in" fo:margin-bottom="0in" loext:contextual-spacing="false" fo:line-height="100%" style:writing-mode="page"/>
      <style:text-properties style:font-name="Lato Heavy" fo:font-family="'Lato Heavy'" style:font-style-name="Heavy" style:font-pitch="variable" fo:font-size="12pt" fo:font-weight="800" style:font-name-asian="Lato" style:font-family-asian="Lato, sans-serif" style:font-size-asian="21pt" style:font-weight-asian="normal" style:font-name-complex="Lato" style:font-family-complex="Lato, sans-serif" style:font-size-complex="21pt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2083in" loext:contextual-spacing="false" fo:line-height="120%"/>
      <style:text-properties style:font-name="Lato" fo:font-family="Lato, sans-serif" fo:font-size="18pt" fo:font-weight="normal" style:font-name-asian="Lato" style:font-family-asian="Lato, sans-serif" style:font-size-asian="18pt" style:font-weight-asian="normal" style:font-name-complex="Lato" style:font-family-complex="Lato, sans-serif" style:font-size-complex="18pt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2083in" loext:contextual-spacing="false" fo:line-height="120%"/>
      <style:text-properties style:font-name="Lato" fo:font-family="Lato, sans-serif" fo:font-size="15pt" fo:font-weight="normal" style:font-name-asian="Lato" style:font-family-asian="Lato, sans-serif" style:font-size-asian="15pt" style:font-weight-asian="normal" style:font-name-complex="Lato" style:font-family-complex="Lato, sans-serif" style:font-size-complex="15pt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2083in" loext:contextual-spacing="false" fo:line-height="120%"/>
      <style:text-properties style:font-name="Lato" fo:font-family="Lato, sans-serif" fo:font-size="13.5pt" fo:font-weight="normal" style:font-name-asian="Lato" style:font-family-asian="Lato, sans-serif" style:font-size-asian="13.5pt" style:font-weight-asian="normal" style:font-name-complex="Lato" style:font-family-complex="Lato, sans-serif" style:font-size-complex="13.5pt" style:font-weight-complex="normal"/>
    </style:style>
    <style:style style:name="Quotations" style:family="paragraph" style:parent-style-name="Standard" style:class="html">
      <style:paragraph-properties fo:margin-left="0.4165in" fo:margin-right="0.4165in" fo:margin-top="0.4165in" fo:margin-bottom="0.4165in" loext:contextual-spacing="false" fo:text-indent="0in" style:auto-text-indent="false"/>
      <style:text-properties fo:font-style="italic" style:font-style-asian="italic" style:font-style-complex="italic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normal" style:font-weight-asian="normal" style:font-weight-complex="normal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333333" style:text-line-through-style="none" style:text-line-through-type="none" style:text-underline-style="none" style:text-blinking="false" style:text-overline-style="none" style:text-overline-color="font-color"/>
    </style:style>
    <style:style style:name="Defini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monospace" fo:font-family="monospace, monospace" style:font-name-asian="monospace" style:font-family-asian="monospace, monospace" style:font-name-complex="monospace" style:font-family-complex="monospace, monospace"/>
    </style:style>
    <style:style style:name="User_20_Entry" style:display-name="User Entry" style:family="text">
      <style:text-properties style:font-name="monospace" fo:font-family="monospace, monospace" style:font-name-asian="monospace" style:font-family-asian="monospace, monospace" style:font-name-complex="monospace" style:font-family-complex="monospace, monospace"/>
    </style:style>
    <style:style style:name="Example" style:family="text">
      <style:text-properties style:font-name="monospace" fo:font-family="monospace, monospace" style:font-name-asian="monospace" style:font-family-asian="monospace, monospace" style:font-name-complex="monospace" style:font-family-complex="monospace, monospac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333333" style:text-line-through-style="none" style:text-line-through-type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style:writing-mode="lr-tb" style:footnote-max-height="0in">
        <style:columns fo:column-count="3">
          <style:column style:rel-width="5168*" fo:start-indent="0in" fo:end-indent="0.0252in"/>
          <style:column style:rel-width="5132*" fo:start-indent="0.0252in" fo:end-indent="0.0252in"/>
          <style:column style:rel-width="5098*" fo:start-indent="0.0252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9in" fo:margin-bottom="0.789in" fo:margin-left="0.789in" fo:margin-right="0.789in" style:shadow="none" fo:background-color="transparent" style:writing-mode="lr-tb" draw:fill="none" draw:fill-color="#eeeeee" draw:opacity="100%" draw:fill-image-width="0in" draw:fill-image-height="0in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anish for speakers of Latin - Mert Sahinoglu</dc:title>
    <dc:date>2018-06-20T18:56:54.598621372</dc:date>
    <meta:editing-duration>PT22M3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2" meta:paragraph-count="186" meta:word-count="1302" meta:character-count="6741" meta:non-whitespace-character-count="5598"/>
    <meta:user-defined meta:name="viewport">width=device-width, initial-scale=1</meta:user-defined>
  </office:meta>
</office:document-meta>
</file>